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7" style:family="table-column">
      <style:table-column-properties fo:break-before="auto" style:column-width="2.25cm"/>
    </style:style>
    <style:style style:name="ID0EX5BI" style:family="table-column">
      <style:table-column-properties style:column-width="4.711cm"/>
    </style:style>
    <style:style style:name="ID0E45BI" style:family="table-column">
      <style:table-column-properties style:column-width="8.363cm"/>
    </style:style>
    <style:style style:name="ID0ED6BI" style:family="table-column">
      <style:table-column-properties style:column-width="1.964cm"/>
    </style:style>
    <style:style style:name="ID0EJ6BI" style:family="table-column">
      <style:table-column-properties style:column-width="1.989cm"/>
    </style:style>
    <style:style style:name="ID0EP6BI" style:family="table-column">
      <style:table-column-properties style:column-width="2.133cm"/>
    </style:style>
    <style:style style:name="ID0EV6BI" style:family="table-column">
      <style:table-column-properties style:column-width="1.318cm"/>
    </style:style>
    <style:style style:name="co8" style:family="table-column">
      <style:table-column-properties fo:break-before="auto" style:column-width="2.25cm"/>
    </style:style>
    <style:style style:name="ID0EVGAK" style:family="table-column">
      <style:table-column-properties style:column-width="4.711cm"/>
    </style:style>
    <style:style style:name="ID0E2GAK" style:family="table-column">
      <style:table-column-properties style:column-width="8.363cm"/>
    </style:style>
    <style:style style:name="ID0EBHAK" style:family="table-column">
      <style:table-column-properties style:column-width="1.964cm"/>
    </style:style>
    <style:style style:name="ID0EHHAK" style:family="table-column">
      <style:table-column-properties style:column-width="1.989cm"/>
    </style:style>
    <style:style style:name="ID0ENHAK" style:family="table-column">
      <style:table-column-properties style:column-width="2.133cm"/>
    </style:style>
    <style:style style:name="ID0ETHAK" style:family="table-column">
      <style:table-column-properties style:column-width="1.318cm"/>
    </style:style>
    <style:style style:name="co9" style:family="table-column">
      <style:table-column-properties fo:break-before="auto" style:column-width="2.25cm"/>
    </style:style>
    <style:style style:name="ID0EMQCK" style:family="table-column">
      <style:table-column-properties style:column-width="4.711cm"/>
    </style:style>
    <style:style style:name="ID0ESQCK" style:family="table-column">
      <style:table-column-properties style:column-width="8.363cm"/>
    </style:style>
    <style:style style:name="ID0EYQCK" style:family="table-column">
      <style:table-column-properties style:column-width="1.964cm"/>
    </style:style>
    <style:style style:name="ID0E5QCK" style:family="table-column">
      <style:table-column-properties style:column-width="1.989cm"/>
    </style:style>
    <style:style style:name="ID0EERCK" style:family="table-column">
      <style:table-column-properties style:column-width="2.133cm"/>
    </style:style>
    <style:style style:name="ID0EKRCK" style:family="table-column">
      <style:table-column-properties style:column-width="1.318cm"/>
    </style:style>
    <style:style style:name="co10" style:family="table-column">
      <style:table-column-properties fo:break-before="auto" style:column-width="1.5cm"/>
    </style:style>
    <style:style style:name="ID0ECWEK" style:family="table-column">
      <style:table-column-properties style:column-width="4.711cm"/>
    </style:style>
    <style:style style:name="ID0EJWEK" style:family="table-column">
      <style:table-column-properties style:column-width="8.363cm"/>
    </style:style>
    <style:style style:name="ID0EQWEK" style:family="table-column">
      <style:table-column-properties style:column-width="1.964cm"/>
    </style:style>
    <style:style style:name="ID0EXWEK" style:family="table-column">
      <style:table-column-properties style:column-width="1.989cm"/>
    </style:style>
    <style:style style:name="ID0E5WEK" style:family="table-column">
      <style:table-column-properties style:column-width="2.133cm"/>
    </style:style>
    <style:style style:name="ID0EFXEK" style:family="table-column">
      <style:table-column-properties style:column-width="1.318cm"/>
    </style:style>
    <style:style style:name="ID0EMXEK" style:family="table-column">
      <style:table-column-properties style:column-width="2.313cm"/>
    </style:style>
    <style:style style:name="co11" style:family="table-column">
      <style:table-column-properties fo:break-before="auto" style:column-width="1.5cm"/>
    </style:style>
    <style:style style:name="ID0EU2GK" style:family="table-column">
      <style:table-column-properties style:column-width="4.711cm"/>
    </style:style>
    <style:style style:name="ID0E22GK" style:family="table-column">
      <style:table-column-properties style:column-width="8.363cm"/>
    </style:style>
    <style:style style:name="ID0EC3GK" style:family="table-column">
      <style:table-column-properties style:column-width="1.964cm"/>
    </style:style>
    <style:style style:name="ID0EJ3GK" style:family="table-column">
      <style:table-column-properties style:column-width="1.989cm"/>
    </style:style>
    <style:style style:name="ID0EQ3GK" style:family="table-column">
      <style:table-column-properties style:column-width="2.133cm"/>
    </style:style>
    <style:style style:name="ID0EX3GK" style:family="table-column">
      <style:table-column-properties style:column-width="1.318cm"/>
    </style:style>
    <style:style style:name="ID0E53GK" style:family="table-column">
      <style:table-column-properties style:column-width="2.313cm"/>
    </style:style>
    <style:style style:name="co12" style:family="table-column">
      <style:table-column-properties fo:break-before="auto" style:column-width="1.5cm"/>
    </style:style>
    <style:style style:name="ID0EVABM" style:family="table-column">
      <style:table-column-properties style:column-width="4.711cm"/>
    </style:style>
    <style:style style:name="ID0E3ABM" style:family="table-column">
      <style:table-column-properties style:column-width="8.363cm"/>
    </style:style>
    <style:style style:name="ID0EDBBM" style:family="table-column">
      <style:table-column-properties style:column-width="1.964cm"/>
    </style:style>
    <style:style style:name="ID0EKBBM" style:family="table-column">
      <style:table-column-properties style:column-width="1.989cm"/>
    </style:style>
    <style:style style:name="ID0ERBBM" style:family="table-column">
      <style:table-column-properties style:column-width="2.133cm"/>
    </style:style>
    <style:style style:name="ID0EYBBM" style:family="table-column">
      <style:table-column-properties style:column-width="1.318cm"/>
    </style:style>
    <style:style style:name="ID0E6BBM" style:family="table-column">
      <style:table-column-properties style:column-width="2.313cm"/>
    </style:style>
    <style:style style:name="co4" style:family="table-column">
      <style:table-column-properties fo:break-before="auto" style:column-width="1.5cm"/>
    </style:style>
    <style:style style:name="ID0EBGAC" style:family="table-column">
      <style:table-column-properties style:column-width="4.711cm"/>
    </style:style>
    <style:style style:name="ID0EIGAC" style:family="table-column">
      <style:table-column-properties style:column-width="8.363cm"/>
    </style:style>
    <style:style style:name="ID0EPGAC" style:family="table-column">
      <style:table-column-properties style:column-width="1.964cm"/>
    </style:style>
    <style:style style:name="ID0EWGAC" style:family="table-column">
      <style:table-column-properties style:column-width="1.989cm"/>
    </style:style>
    <style:style style:name="ID0E4GAC" style:family="table-column">
      <style:table-column-properties style:column-width="2.133cm"/>
    </style:style>
    <style:style style:name="ID0EEHAC" style:family="table-column">
      <style:table-column-properties style:column-width="1.318cm"/>
    </style:style>
    <style:style style:name="ID0ELHAC" style:family="table-column">
      <style:table-column-properties style:column-width="2.313cm"/>
    </style:style>
    <style:style style:name="ro7" style:family="table-row">
      <style:table-row-properties fo:break-before="auto" style:row-height="0.459cm"/>
    </style:style>
    <style:style style:name="ID0E36BI" style:family="table-row">
      <style:table-row-properties fo:break-before="auto" style:row-height="0.422cm" style:use-optimal-row-height="false"/>
    </style:style>
    <style:style style:name="ID0EUBCI" style:family="table-row">
      <style:table-row-properties fo:break-before="auto" style:row-height="0.422cm" style:use-optimal-row-height="false"/>
    </style:style>
    <style:style style:name="ID0EVDCI" style:family="table-row">
      <style:table-row-properties fo:break-before="auto" style:row-height="0.422cm" style:use-optimal-row-height="false"/>
    </style:style>
    <style:style style:name="ID0E5FCI" style:family="table-row">
      <style:table-row-properties fo:break-before="auto" style:row-height="0.422cm" style:use-optimal-row-height="false"/>
    </style:style>
    <style:style style:name="ID0EHICI" style:family="table-row">
      <style:table-row-properties fo:break-before="auto" style:row-height="0.422cm" style:use-optimal-row-height="false"/>
    </style:style>
    <style:style style:name="ID0EQKCI" style:family="table-row">
      <style:table-row-properties fo:break-before="auto" style:row-height="0.422cm" style:use-optimal-row-height="false"/>
    </style:style>
    <style:style style:name="ID0EZMCI" style:family="table-row">
      <style:table-row-properties fo:break-before="auto" style:row-height="0.422cm" style:use-optimal-row-height="false"/>
    </style:style>
    <style:style style:name="ID0ECPCI" style:family="table-row">
      <style:table-row-properties fo:break-before="auto" style:row-height="0.422cm" style:use-optimal-row-height="false"/>
    </style:style>
    <style:style style:name="ID0ELRCI" style:family="table-row">
      <style:table-row-properties fo:break-before="auto" style:row-height="0.422cm" style:use-optimal-row-height="false"/>
    </style:style>
    <style:style style:name="ID0EUTCI" style:family="table-row">
      <style:table-row-properties fo:break-before="auto" style:row-height="0.422cm" style:use-optimal-row-height="false"/>
    </style:style>
    <style:style style:name="ID0E4VCI" style:family="table-row">
      <style:table-row-properties fo:break-before="auto" style:row-height="0.422cm" style:use-optimal-row-height="false"/>
    </style:style>
    <style:style style:name="ID0EGYCI" style:family="table-row">
      <style:table-row-properties fo:break-before="auto" style:row-height="0.422cm" style:use-optimal-row-height="false"/>
    </style:style>
    <style:style style:name="ID0EP1CI" style:family="table-row">
      <style:table-row-properties fo:break-before="auto" style:row-height="0.422cm" style:use-optimal-row-height="false"/>
    </style:style>
    <style:style style:name="ID0EY3CI" style:family="table-row">
      <style:table-row-properties fo:break-before="auto" style:row-height="0.422cm" style:use-optimal-row-height="false"/>
    </style:style>
    <style:style style:name="ID0EB6CI" style:family="table-row">
      <style:table-row-properties fo:break-before="auto" style:row-height="0.422cm" style:use-optimal-row-height="false"/>
    </style:style>
    <style:style style:name="ID0EKBDI" style:family="table-row">
      <style:table-row-properties fo:break-before="auto" style:row-height="0.422cm" style:use-optimal-row-height="false"/>
    </style:style>
    <style:style style:name="ID0ETDDI" style:family="table-row">
      <style:table-row-properties fo:break-before="auto" style:row-height="0.422cm" style:use-optimal-row-height="false"/>
    </style:style>
    <style:style style:name="ID0E3FDI" style:family="table-row">
      <style:table-row-properties fo:break-before="auto" style:row-height="0.422cm" style:use-optimal-row-height="false"/>
    </style:style>
    <style:style style:name="ID0EGIDI" style:family="table-row">
      <style:table-row-properties fo:break-before="auto" style:row-height="0.422cm" style:use-optimal-row-height="false"/>
    </style:style>
    <style:style style:name="ID0EJKDI" style:family="table-row">
      <style:table-row-properties fo:break-before="auto" style:row-height="0.422cm" style:use-optimal-row-height="false"/>
    </style:style>
    <style:style style:name="ID0EMMDI" style:family="table-row">
      <style:table-row-properties fo:break-before="auto" style:row-height="0.422cm" style:use-optimal-row-height="false"/>
    </style:style>
    <style:style style:name="ID0EPODI" style:family="table-row">
      <style:table-row-properties fo:break-before="auto" style:row-height="0.422cm" style:use-optimal-row-height="false"/>
    </style:style>
    <style:style style:name="ID0ESQDI" style:family="table-row">
      <style:table-row-properties fo:break-before="auto" style:row-height="0.422cm" style:use-optimal-row-height="false"/>
    </style:style>
    <style:style style:name="ID0EVSDI" style:family="table-row">
      <style:table-row-properties fo:break-before="auto" style:row-height="0.422cm" style:use-optimal-row-height="false"/>
    </style:style>
    <style:style style:name="ID0EYUDI" style:family="table-row">
      <style:table-row-properties fo:break-before="auto" style:row-height="0.422cm" style:use-optimal-row-height="false"/>
    </style:style>
    <style:style style:name="ID0E2WDI" style:family="table-row">
      <style:table-row-properties fo:break-before="auto" style:row-height="0.422cm" style:use-optimal-row-height="false"/>
    </style:style>
    <style:style style:name="ID0E5YDI" style:family="table-row">
      <style:table-row-properties fo:break-before="auto" style:row-height="0.422cm" style:use-optimal-row-height="false"/>
    </style:style>
    <style:style style:name="ID0EW1DI" style:family="table-row">
      <style:table-row-properties fo:break-before="auto" style:row-height="0.422cm" style:use-optimal-row-height="false"/>
    </style:style>
    <style:style style:name="ID0EO3DI" style:family="table-row">
      <style:table-row-properties fo:break-before="auto" style:row-height="0.422cm" style:use-optimal-row-height="false"/>
    </style:style>
    <style:style style:name="ID0EG5DI" style:family="table-row">
      <style:table-row-properties fo:break-before="auto" style:row-height="0.422cm" style:use-optimal-row-height="false"/>
    </style:style>
    <style:style style:name="ID0E56DI" style:family="table-row">
      <style:table-row-properties fo:break-before="auto" style:row-height="0.422cm" style:use-optimal-row-height="false"/>
    </style:style>
    <style:style style:name="ID0EXBAK" style:family="table-row">
      <style:table-row-properties fo:break-before="auto" style:row-height="0.422cm" style:use-optimal-row-height="false"/>
    </style:style>
    <style:style style:name="ID0EPDAK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1HAK" style:family="table-row">
      <style:table-row-properties fo:break-before="auto" style:row-height="0.422cm" style:use-optimal-row-height="false"/>
    </style:style>
    <style:style style:name="ID0ESJAK" style:family="table-row">
      <style:table-row-properties fo:break-before="auto" style:row-height="0.422cm" style:use-optimal-row-height="false"/>
    </style:style>
    <style:style style:name="ID0ETLAK" style:family="table-row">
      <style:table-row-properties fo:break-before="auto" style:row-height="0.422cm" style:use-optimal-row-height="false"/>
    </style:style>
    <style:style style:name="ID0E3NAK" style:family="table-row">
      <style:table-row-properties fo:break-before="auto" style:row-height="0.422cm" style:use-optimal-row-height="false"/>
    </style:style>
    <style:style style:name="ID0EFQAK" style:family="table-row">
      <style:table-row-properties fo:break-before="auto" style:row-height="0.422cm" style:use-optimal-row-height="false"/>
    </style:style>
    <style:style style:name="ID0EOSAK" style:family="table-row">
      <style:table-row-properties fo:break-before="auto" style:row-height="0.422cm" style:use-optimal-row-height="false"/>
    </style:style>
    <style:style style:name="ID0EXUAK" style:family="table-row">
      <style:table-row-properties fo:break-before="auto" style:row-height="0.422cm" style:use-optimal-row-height="false"/>
    </style:style>
    <style:style style:name="ID0EBXAK" style:family="table-row">
      <style:table-row-properties fo:break-before="auto" style:row-height="0.422cm" style:use-optimal-row-height="false"/>
    </style:style>
    <style:style style:name="ID0ELZAK" style:family="table-row">
      <style:table-row-properties fo:break-before="auto" style:row-height="0.422cm" style:use-optimal-row-height="false"/>
    </style:style>
    <style:style style:name="ID0EV2AK" style:family="table-row">
      <style:table-row-properties fo:break-before="auto" style:row-height="0.422cm" style:use-optimal-row-height="false"/>
    </style:style>
    <style:style style:name="ID0EA5AK" style:family="table-row">
      <style:table-row-properties fo:break-before="auto" style:row-height="0.422cm" style:use-optimal-row-height="false"/>
    </style:style>
    <style:style style:name="ID0EJABK" style:family="table-row">
      <style:table-row-properties fo:break-before="auto" style:row-height="0.422cm" style:use-optimal-row-height="false"/>
    </style:style>
    <style:style style:name="ID0ESCBK" style:family="table-row">
      <style:table-row-properties fo:break-before="auto" style:row-height="0.422cm" style:use-optimal-row-height="false"/>
    </style:style>
    <style:style style:name="ID0E2EBK" style:family="table-row">
      <style:table-row-properties fo:break-before="auto" style:row-height="0.422cm" style:use-optimal-row-height="false"/>
    </style:style>
    <style:style style:name="ID0EEHBK" style:family="table-row">
      <style:table-row-properties fo:break-before="auto" style:row-height="0.422cm" style:use-optimal-row-height="false"/>
    </style:style>
    <style:style style:name="ID0EOJBK" style:family="table-row">
      <style:table-row-properties fo:break-before="auto" style:row-height="0.422cm" style:use-optimal-row-height="false"/>
    </style:style>
    <style:style style:name="ID0EYLBK" style:family="table-row">
      <style:table-row-properties fo:break-before="auto" style:row-height="0.422cm" style:use-optimal-row-height="false"/>
    </style:style>
    <style:style style:name="ID0ECOBK" style:family="table-row">
      <style:table-row-properties fo:break-before="auto" style:row-height="0.422cm" style:use-optimal-row-height="false"/>
    </style:style>
    <style:style style:name="ID0ELQBK" style:family="table-row">
      <style:table-row-properties fo:break-before="auto" style:row-height="0.422cm" style:use-optimal-row-height="false"/>
    </style:style>
    <style:style style:name="ID0EUSBK" style:family="table-row">
      <style:table-row-properties fo:break-before="auto" style:row-height="0.422cm" style:use-optimal-row-height="false"/>
    </style:style>
    <style:style style:name="ID0E4UBK" style:family="table-row">
      <style:table-row-properties fo:break-before="auto" style:row-height="0.422cm" style:use-optimal-row-height="false"/>
    </style:style>
    <style:style style:name="ID0EGXBK" style:family="table-row">
      <style:table-row-properties fo:break-before="auto" style:row-height="0.422cm" style:use-optimal-row-height="false"/>
    </style:style>
    <style:style style:name="ID0EPZBK" style:family="table-row">
      <style:table-row-properties fo:break-before="auto" style:row-height="0.422cm" style:use-optimal-row-height="false"/>
    </style:style>
    <style:style style:name="ID0EY2BK" style:family="table-row">
      <style:table-row-properties fo:break-before="auto" style:row-height="0.422cm" style:use-optimal-row-height="false"/>
    </style:style>
    <style:style style:name="ID0EC5BK" style:family="table-row">
      <style:table-row-properties fo:break-before="auto" style:row-height="0.422cm" style:use-optimal-row-height="false"/>
    </style:style>
    <style:style style:name="ID0EMACK" style:family="table-row">
      <style:table-row-properties fo:break-before="auto" style:row-height="0.422cm" style:use-optimal-row-height="false"/>
    </style:style>
    <style:style style:name="ID0EWCCK" style:family="table-row">
      <style:table-row-properties fo:break-before="auto" style:row-height="0.422cm" style:use-optimal-row-height="false"/>
    </style:style>
    <style:style style:name="ID0EOECK" style:family="table-row">
      <style:table-row-properties fo:break-before="auto" style:row-height="0.422cm" style:use-optimal-row-height="false"/>
    </style:style>
    <style:style style:name="ID0EGGCK" style:family="table-row">
      <style:table-row-properties fo:break-before="auto" style:row-height="0.422cm" style:use-optimal-row-height="false"/>
    </style:style>
    <style:style style:name="ID0E5HCK" style:family="table-row">
      <style:table-row-properties fo:break-before="auto" style:row-height="0.422cm" style:use-optimal-row-height="false"/>
    </style:style>
    <style:style style:name="ID0EWJCK" style:family="table-row">
      <style:table-row-properties fo:break-before="auto" style:row-height="0.422cm" style:use-optimal-row-height="false"/>
    </style:style>
    <style:style style:name="ID0EOLCK" style:family="table-row">
      <style:table-row-properties fo:break-before="auto" style:row-height="0.422cm" style:use-optimal-row-height="false"/>
    </style:style>
    <style:style style:name="ID0EGNC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RRCK" style:family="table-row">
      <style:table-row-properties fo:break-before="auto" style:row-height="0.422cm" style:use-optimal-row-height="false"/>
    </style:style>
    <style:style style:name="ID0EJTCK" style:family="table-row">
      <style:table-row-properties fo:break-before="auto" style:row-height="0.422cm" style:use-optimal-row-height="false"/>
    </style:style>
    <style:style style:name="ID0EKVCK" style:family="table-row">
      <style:table-row-properties fo:break-before="auto" style:row-height="0.422cm" style:use-optimal-row-height="false"/>
    </style:style>
    <style:style style:name="ID0ETXCK" style:family="table-row">
      <style:table-row-properties fo:break-before="auto" style:row-height="0.422cm" style:use-optimal-row-height="false"/>
    </style:style>
    <style:style style:name="ID0E3ZCK" style:family="table-row">
      <style:table-row-properties fo:break-before="auto" style:row-height="0.422cm" style:use-optimal-row-height="false"/>
    </style:style>
    <style:style style:name="ID0EF3CK" style:family="table-row">
      <style:table-row-properties fo:break-before="auto" style:row-height="0.422cm" style:use-optimal-row-height="false"/>
    </style:style>
    <style:style style:name="ID0EO5CK" style:family="table-row">
      <style:table-row-properties fo:break-before="auto" style:row-height="0.422cm" style:use-optimal-row-height="false"/>
    </style:style>
    <style:style style:name="ID0ERADK" style:family="table-row">
      <style:table-row-properties fo:break-before="auto" style:row-height="0.422cm" style:use-optimal-row-height="false"/>
    </style:style>
    <style:style style:name="ID0EUCDK" style:family="table-row">
      <style:table-row-properties fo:break-before="auto" style:row-height="0.422cm" style:use-optimal-row-height="false"/>
    </style:style>
    <style:style style:name="ID0EXEDK" style:family="table-row">
      <style:table-row-properties fo:break-before="auto" style:row-height="0.422cm" style:use-optimal-row-height="false"/>
    </style:style>
    <style:style style:name="ID0E3GDK" style:family="table-row">
      <style:table-row-properties fo:break-before="auto" style:row-height="0.422cm" style:use-optimal-row-height="false"/>
    </style:style>
    <style:style style:name="ID0E6IDK" style:family="table-row">
      <style:table-row-properties fo:break-before="auto" style:row-height="0.422cm" style:use-optimal-row-height="false"/>
    </style:style>
    <style:style style:name="ID0ECLDK" style:family="table-row">
      <style:table-row-properties fo:break-before="auto" style:row-height="0.422cm" style:use-optimal-row-height="false"/>
    </style:style>
    <style:style style:name="ID0EFNDK" style:family="table-row">
      <style:table-row-properties fo:break-before="auto" style:row-height="0.422cm" style:use-optimal-row-height="false"/>
    </style:style>
    <style:style style:name="ID0EIPDK" style:family="table-row">
      <style:table-row-properties fo:break-before="auto" style:row-height="0.422cm" style:use-optimal-row-height="false"/>
    </style:style>
    <style:style style:name="ID0ELRDK" style:family="table-row">
      <style:table-row-properties fo:break-before="auto" style:row-height="0.422cm" style:use-optimal-row-height="false"/>
    </style:style>
    <style:style style:name="ID0EOTDK" style:family="table-row">
      <style:table-row-properties fo:break-before="auto" style:row-height="0.422cm" style:use-optimal-row-height="false"/>
    </style:style>
    <style:style style:name="ID0ERVDK" style:family="table-row">
      <style:table-row-properties fo:break-before="auto" style:row-height="0.422cm" style:use-optimal-row-height="false"/>
    </style:style>
    <style:style style:name="ID0EUXDK" style:family="table-row">
      <style:table-row-properties fo:break-before="auto" style:row-height="0.422cm" style:use-optimal-row-height="false"/>
    </style:style>
    <style:style style:name="ID0EXZDK" style:family="table-row">
      <style:table-row-properties fo:break-before="auto" style:row-height="0.422cm" style:use-optimal-row-height="false"/>
    </style:style>
    <style:style style:name="ID0E12DK" style:family="table-row">
      <style:table-row-properties fo:break-before="auto" style:row-height="0.422cm" style:use-optimal-row-height="false"/>
    </style:style>
    <style:style style:name="ID0E44DK" style:family="table-row">
      <style:table-row-properties fo:break-before="auto" style:row-height="0.422cm" style:use-optimal-row-height="false"/>
    </style:style>
    <style:style style:name="ID0EAAEK" style:family="table-row">
      <style:table-row-properties fo:break-before="auto" style:row-height="0.422cm" style:use-optimal-row-height="false"/>
    </style:style>
    <style:style style:name="ID0EDCEK" style:family="table-row">
      <style:table-row-properties fo:break-before="auto" style:row-height="0.422cm" style:use-optimal-row-height="false"/>
    </style:style>
    <style:style style:name="ID0EGEEK" style:family="table-row">
      <style:table-row-properties fo:break-before="auto" style:row-height="0.422cm" style:use-optimal-row-height="false"/>
    </style:style>
    <style:style style:name="ID0EJGEK" style:family="table-row">
      <style:table-row-properties fo:break-before="auto" style:row-height="0.422cm" style:use-optimal-row-height="false"/>
    </style:style>
    <style:style style:name="ID0EMIEK" style:family="table-row">
      <style:table-row-properties fo:break-before="auto" style:row-height="0.422cm" style:use-optimal-row-height="false"/>
    </style:style>
    <style:style style:name="ID0EEKEK" style:family="table-row">
      <style:table-row-properties fo:break-before="auto" style:row-height="0.422cm" style:use-optimal-row-height="false"/>
    </style:style>
    <style:style style:name="ID0E3LEK" style:family="table-row">
      <style:table-row-properties fo:break-before="auto" style:row-height="0.422cm" style:use-optimal-row-height="false"/>
    </style:style>
    <style:style style:name="ID0EUNEK" style:family="table-row">
      <style:table-row-properties fo:break-before="auto" style:row-height="0.422cm" style:use-optimal-row-height="false"/>
    </style:style>
    <style:style style:name="ID0EMPEK" style:family="table-row">
      <style:table-row-properties fo:break-before="auto" style:row-height="0.422cm" style:use-optimal-row-height="false"/>
    </style:style>
    <style:style style:name="ID0EEREK" style:family="table-row">
      <style:table-row-properties fo:break-before="auto" style:row-height="0.422cm" style:use-optimal-row-height="false"/>
    </style:style>
    <style:style style:name="ID0E3SE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TXEK" style:family="table-row">
      <style:table-row-properties fo:break-before="auto" style:row-height="0.422cm" style:use-optimal-row-height="false"/>
    </style:style>
    <style:style style:name="ID0ELZEK" style:family="table-row">
      <style:table-row-properties fo:break-before="auto" style:row-height="0.422cm" style:use-optimal-row-height="false"/>
    </style:style>
    <style:style style:name="ID0EM2EK" style:family="table-row">
      <style:table-row-properties fo:break-before="auto" style:row-height="0.422cm" style:use-optimal-row-height="false"/>
    </style:style>
    <style:style style:name="ID0ES4EK" style:family="table-row">
      <style:table-row-properties fo:break-before="auto" style:row-height="0.422cm" style:use-optimal-row-height="false"/>
    </style:style>
    <style:style style:name="ID0EY6EK" style:family="table-row">
      <style:table-row-properties fo:break-before="auto" style:row-height="0.422cm" style:use-optimal-row-height="false"/>
    </style:style>
    <style:style style:name="ID0E5BFK" style:family="table-row">
      <style:table-row-properties fo:break-before="auto" style:row-height="0.422cm" style:use-optimal-row-height="false"/>
    </style:style>
    <style:style style:name="ID0EBEFK" style:family="table-row">
      <style:table-row-properties fo:break-before="auto" style:row-height="0.422cm" style:use-optimal-row-height="false"/>
    </style:style>
    <style:style style:name="ID0EEGFK" style:family="table-row">
      <style:table-row-properties fo:break-before="auto" style:row-height="0.422cm" style:use-optimal-row-height="false"/>
    </style:style>
    <style:style style:name="ID0EHIFK" style:family="table-row">
      <style:table-row-properties fo:break-before="auto" style:row-height="0.422cm" style:use-optimal-row-height="false"/>
    </style:style>
    <style:style style:name="ID0EKKFK" style:family="table-row">
      <style:table-row-properties fo:break-before="auto" style:row-height="0.422cm" style:use-optimal-row-height="false"/>
    </style:style>
    <style:style style:name="ID0ENMFK" style:family="table-row">
      <style:table-row-properties fo:break-before="auto" style:row-height="0.422cm" style:use-optimal-row-height="false"/>
    </style:style>
    <style:style style:name="ID0EQOFK" style:family="table-row">
      <style:table-row-properties fo:break-before="auto" style:row-height="0.422cm" style:use-optimal-row-height="false"/>
    </style:style>
    <style:style style:name="ID0ETQFK" style:family="table-row">
      <style:table-row-properties fo:break-before="auto" style:row-height="0.422cm" style:use-optimal-row-height="false"/>
    </style:style>
    <style:style style:name="ID0EWSFK" style:family="table-row">
      <style:table-row-properties fo:break-before="auto" style:row-height="0.422cm" style:use-optimal-row-height="false"/>
    </style:style>
    <style:style style:name="ID0EZUFK" style:family="table-row">
      <style:table-row-properties fo:break-before="auto" style:row-height="0.422cm" style:use-optimal-row-height="false"/>
    </style:style>
    <style:style style:name="ID0E3WFK" style:family="table-row">
      <style:table-row-properties fo:break-before="auto" style:row-height="0.422cm" style:use-optimal-row-height="false"/>
    </style:style>
    <style:style style:name="ID0E6YFK" style:family="table-row">
      <style:table-row-properties fo:break-before="auto" style:row-height="0.422cm" style:use-optimal-row-height="false"/>
    </style:style>
    <style:style style:name="ID0EC2FK" style:family="table-row">
      <style:table-row-properties fo:break-before="auto" style:row-height="0.422cm" style:use-optimal-row-height="false"/>
    </style:style>
    <style:style style:name="ID0EF4FK" style:family="table-row">
      <style:table-row-properties fo:break-before="auto" style:row-height="0.422cm" style:use-optimal-row-height="false"/>
    </style:style>
    <style:style style:name="ID0EI6FK" style:family="table-row">
      <style:table-row-properties fo:break-before="auto" style:row-height="0.422cm" style:use-optimal-row-height="false"/>
    </style:style>
    <style:style style:name="ID0ELBGK" style:family="table-row">
      <style:table-row-properties fo:break-before="auto" style:row-height="0.422cm" style:use-optimal-row-height="false"/>
    </style:style>
    <style:style style:name="ID0EODGK" style:family="table-row">
      <style:table-row-properties fo:break-before="auto" style:row-height="0.422cm" style:use-optimal-row-height="false"/>
    </style:style>
    <style:style style:name="ID0ERFGK" style:family="table-row">
      <style:table-row-properties fo:break-before="auto" style:row-height="0.422cm" style:use-optimal-row-height="false"/>
    </style:style>
    <style:style style:name="ID0EUHGK" style:family="table-row">
      <style:table-row-properties fo:break-before="auto" style:row-height="0.422cm" style:use-optimal-row-height="false"/>
    </style:style>
    <style:style style:name="ID0EXJGK" style:family="table-row">
      <style:table-row-properties fo:break-before="auto" style:row-height="0.422cm" style:use-optimal-row-height="false"/>
    </style:style>
    <style:style style:name="ID0E1LGK" style:family="table-row">
      <style:table-row-properties fo:break-before="auto" style:row-height="0.422cm" style:use-optimal-row-height="false"/>
    </style:style>
    <style:style style:name="ID0E4NGK" style:family="table-row">
      <style:table-row-properties fo:break-before="auto" style:row-height="0.422cm" style:use-optimal-row-height="false"/>
    </style:style>
    <style:style style:name="ID0EVPGK" style:family="table-row">
      <style:table-row-properties fo:break-before="auto" style:row-height="0.422cm" style:use-optimal-row-height="false"/>
    </style:style>
    <style:style style:name="ID0ENRGK" style:family="table-row">
      <style:table-row-properties fo:break-before="auto" style:row-height="0.422cm" style:use-optimal-row-height="false"/>
    </style:style>
    <style:style style:name="ID0EFTGK" style:family="table-row">
      <style:table-row-properties fo:break-before="auto" style:row-height="0.422cm" style:use-optimal-row-height="false"/>
    </style:style>
    <style:style style:name="ID0E4UGK" style:family="table-row">
      <style:table-row-properties fo:break-before="auto" style:row-height="0.422cm" style:use-optimal-row-height="false"/>
    </style:style>
    <style:style style:name="ID0EVWGK" style:family="table-row">
      <style:table-row-properties fo:break-before="auto" style:row-height="0.422cm" style:use-optimal-row-height="false"/>
    </style:style>
    <style:style style:name="ID0ENYGK" style:family="table-row">
      <style:table-row-properties fo:break-before="auto" style:row-height="0.422cm" style:use-optimal-row-height="false"/>
    </style:style>
    <style:style style:name="ro11" style:family="table-row">
      <style:table-row-properties fo:break-before="auto" style:row-height="0.459cm"/>
    </style:style>
    <style:style style:name="ID0EF4GK" style:family="table-row">
      <style:table-row-properties fo:break-before="auto" style:row-height="0.422cm" style:use-optimal-row-height="false"/>
    </style:style>
    <style:style style:name="ID0E45GK" style:family="table-row">
      <style:table-row-properties fo:break-before="auto" style:row-height="0.422cm" style:use-optimal-row-height="false"/>
    </style:style>
    <style:style style:name="ID0E5AHK" style:family="table-row">
      <style:table-row-properties fo:break-before="auto" style:row-height="0.422cm" style:use-optimal-row-height="false"/>
    </style:style>
    <style:style style:name="ID0EDDHK" style:family="table-row">
      <style:table-row-properties fo:break-before="auto" style:row-height="0.422cm" style:use-optimal-row-height="false"/>
    </style:style>
    <style:style style:name="ID0EIFHK" style:family="table-row">
      <style:table-row-properties fo:break-before="auto" style:row-height="0.422cm" style:use-optimal-row-height="false"/>
    </style:style>
    <style:style style:name="ID0E6GHK" style:family="table-row">
      <style:table-row-properties fo:break-before="auto" style:row-height="0.422cm" style:use-optimal-row-height="false"/>
    </style:style>
    <style:style style:name="ID0ECJHK" style:family="table-row">
      <style:table-row-properties fo:break-before="auto" style:row-height="0.422cm" style:use-optimal-row-height="false"/>
    </style:style>
    <style:style style:name="ID0EFLHK" style:family="table-row">
      <style:table-row-properties fo:break-before="auto" style:row-height="0.422cm" style:use-optimal-row-height="false"/>
    </style:style>
    <style:style style:name="ID0EINHK" style:family="table-row">
      <style:table-row-properties fo:break-before="auto" style:row-height="0.422cm" style:use-optimal-row-height="false"/>
    </style:style>
    <style:style style:name="ID0ELPHK" style:family="table-row">
      <style:table-row-properties fo:break-before="auto" style:row-height="0.422cm" style:use-optimal-row-height="false"/>
    </style:style>
    <style:style style:name="ID0EORHK" style:family="table-row">
      <style:table-row-properties fo:break-before="auto" style:row-height="0.422cm" style:use-optimal-row-height="false"/>
    </style:style>
    <style:style style:name="ID0ERTHK" style:family="table-row">
      <style:table-row-properties fo:break-before="auto" style:row-height="0.422cm" style:use-optimal-row-height="false"/>
    </style:style>
    <style:style style:name="ID0EUVHK" style:family="table-row">
      <style:table-row-properties fo:break-before="auto" style:row-height="0.422cm" style:use-optimal-row-height="false"/>
    </style:style>
    <style:style style:name="ID0EXXHK" style:family="table-row">
      <style:table-row-properties fo:break-before="auto" style:row-height="0.422cm" style:use-optimal-row-height="false"/>
    </style:style>
    <style:style style:name="ID0E1ZHK" style:family="table-row">
      <style:table-row-properties fo:break-before="auto" style:row-height="0.422cm" style:use-optimal-row-height="false"/>
    </style:style>
    <style:style style:name="ID0E42HK" style:family="table-row">
      <style:table-row-properties fo:break-before="auto" style:row-height="0.422cm" style:use-optimal-row-height="false"/>
    </style:style>
    <style:style style:name="ID0EA5HK" style:family="table-row">
      <style:table-row-properties fo:break-before="auto" style:row-height="0.422cm" style:use-optimal-row-height="false"/>
    </style:style>
    <style:style style:name="ID0EEAAM" style:family="table-row">
      <style:table-row-properties fo:break-before="auto" style:row-height="0.422cm" style:use-optimal-row-height="false"/>
    </style:style>
    <style:style style:name="ID0EHCAM" style:family="table-row">
      <style:table-row-properties fo:break-before="auto" style:row-height="0.422cm" style:use-optimal-row-height="false"/>
    </style:style>
    <style:style style:name="ID0EKEAM" style:family="table-row">
      <style:table-row-properties fo:break-before="auto" style:row-height="0.422cm" style:use-optimal-row-height="false"/>
    </style:style>
    <style:style style:name="ID0ENGAM" style:family="table-row">
      <style:table-row-properties fo:break-before="auto" style:row-height="0.422cm" style:use-optimal-row-height="false"/>
    </style:style>
    <style:style style:name="ID0EQIAM" style:family="table-row">
      <style:table-row-properties fo:break-before="auto" style:row-height="0.422cm" style:use-optimal-row-height="false"/>
    </style:style>
    <style:style style:name="ID0ETKAM" style:family="table-row">
      <style:table-row-properties fo:break-before="auto" style:row-height="0.422cm" style:use-optimal-row-height="false"/>
    </style:style>
    <style:style style:name="ID0EWMAM" style:family="table-row">
      <style:table-row-properties fo:break-before="auto" style:row-height="0.422cm" style:use-optimal-row-height="false"/>
    </style:style>
    <style:style style:name="ID0EZOAM" style:family="table-row">
      <style:table-row-properties fo:break-before="auto" style:row-height="0.422cm" style:use-optimal-row-height="false"/>
    </style:style>
    <style:style style:name="ID0E3QAM" style:family="table-row">
      <style:table-row-properties fo:break-before="auto" style:row-height="0.422cm" style:use-optimal-row-height="false"/>
    </style:style>
    <style:style style:name="ID0E6SAM" style:family="table-row">
      <style:table-row-properties fo:break-before="auto" style:row-height="0.422cm" style:use-optimal-row-height="false"/>
    </style:style>
    <style:style style:name="ID0EXUAM" style:family="table-row">
      <style:table-row-properties fo:break-before="auto" style:row-height="0.422cm" style:use-optimal-row-height="false"/>
    </style:style>
    <style:style style:name="ID0EPWAM" style:family="table-row">
      <style:table-row-properties fo:break-before="auto" style:row-height="0.422cm" style:use-optimal-row-height="false"/>
    </style:style>
    <style:style style:name="ID0EHYAM" style:family="table-row">
      <style:table-row-properties fo:break-before="auto" style:row-height="0.422cm" style:use-optimal-row-height="false"/>
    </style:style>
    <style:style style:name="ID0E6ZAM" style:family="table-row">
      <style:table-row-properties fo:break-before="auto" style:row-height="0.422cm" style:use-optimal-row-height="false"/>
    </style:style>
    <style:style style:name="ID0EX2AM" style:family="table-row">
      <style:table-row-properties fo:break-before="auto" style:row-height="0.422cm" style:use-optimal-row-height="false"/>
    </style:style>
    <style:style style:name="ID0EP4AM" style:family="table-row">
      <style:table-row-properties fo:break-before="auto" style:row-height="0.422cm" style:use-optimal-row-height="false"/>
    </style:style>
    <style:style style:name="ro12" style:family="table-row">
      <style:table-row-properties fo:break-before="auto" style:row-height="0.459cm"/>
    </style:style>
    <style:style style:name="ID0EGCBM" style:family="table-row">
      <style:table-row-properties fo:break-before="auto" style:row-height="0.422cm" style:use-optimal-row-height="false"/>
    </style:style>
    <style:style style:name="ID0E1DBM" style:family="table-row">
      <style:table-row-properties fo:break-before="auto" style:row-height="0.422cm" style:use-optimal-row-height="false"/>
    </style:style>
    <style:style style:name="ID0EXFBM" style:family="table-row">
      <style:table-row-properties fo:break-before="auto" style:row-height="0.422cm" style:use-optimal-row-height="false"/>
    </style:style>
    <style:style style:name="ID0E3HBM" style:family="table-row">
      <style:table-row-properties fo:break-before="auto" style:row-height="0.422cm" style:use-optimal-row-height="false"/>
    </style:style>
    <style:style style:name="ID0ECKBM" style:family="table-row">
      <style:table-row-properties fo:break-before="auto" style:row-height="0.422cm" style:use-optimal-row-height="false"/>
    </style:style>
    <style:style style:name="ID0EYLBM" style:family="table-row">
      <style:table-row-properties fo:break-before="auto" style:row-height="0.422cm" style:use-optimal-row-height="false"/>
    </style:style>
    <style:style style:name="ID0E2NBM" style:family="table-row">
      <style:table-row-properties fo:break-before="auto" style:row-height="0.422cm" style:use-optimal-row-height="false"/>
    </style:style>
    <style:style style:name="ID0E5PBM" style:family="table-row">
      <style:table-row-properties fo:break-before="auto" style:row-height="0.422cm" style:use-optimal-row-height="false"/>
    </style:style>
    <style:style style:name="ID0EBSBM" style:family="table-row">
      <style:table-row-properties fo:break-before="auto" style:row-height="0.422cm" style:use-optimal-row-height="false"/>
    </style:style>
    <style:style style:name="ID0EEUBM" style:family="table-row">
      <style:table-row-properties fo:break-before="auto" style:row-height="0.422cm" style:use-optimal-row-height="false"/>
    </style:style>
    <style:style style:name="ID0EHWBM" style:family="table-row">
      <style:table-row-properties fo:break-before="auto" style:row-height="0.422cm" style:use-optimal-row-height="false"/>
    </style:style>
    <style:style style:name="ID0EKYBM" style:family="table-row">
      <style:table-row-properties fo:break-before="auto" style:row-height="0.422cm" style:use-optimal-row-height="false"/>
    </style:style>
    <style:style style:name="ID0EN1BM" style:family="table-row">
      <style:table-row-properties fo:break-before="auto" style:row-height="0.422cm" style:use-optimal-row-height="false"/>
    </style:style>
    <style:style style:name="ID0EQ3BM" style:family="table-row">
      <style:table-row-properties fo:break-before="auto" style:row-height="0.422cm" style:use-optimal-row-height="false"/>
    </style:style>
    <style:style style:name="ID0ET5BM" style:family="table-row">
      <style:table-row-properties fo:break-before="auto" style:row-height="0.422cm" style:use-optimal-row-height="false"/>
    </style:style>
    <style:style style:name="ID0EWACM" style:family="table-row">
      <style:table-row-properties fo:break-before="auto" style:row-height="0.422cm" style:use-optimal-row-height="false"/>
    </style:style>
    <style:style style:name="ID0EZCCM" style:family="table-row">
      <style:table-row-properties fo:break-before="auto" style:row-height="0.422cm" style:use-optimal-row-height="false"/>
    </style:style>
    <style:style style:name="ID0E3ECM" style:family="table-row">
      <style:table-row-properties fo:break-before="auto" style:row-height="0.422cm" style:use-optimal-row-height="false"/>
    </style:style>
    <style:style style:name="ID0E6GCM" style:family="table-row">
      <style:table-row-properties fo:break-before="auto" style:row-height="0.422cm" style:use-optimal-row-height="false"/>
    </style:style>
    <style:style style:name="ID0ECJCM" style:family="table-row">
      <style:table-row-properties fo:break-before="auto" style:row-height="0.422cm" style:use-optimal-row-height="false"/>
    </style:style>
    <style:style style:name="ID0EFLCM" style:family="table-row">
      <style:table-row-properties fo:break-before="auto" style:row-height="0.422cm" style:use-optimal-row-height="false"/>
    </style:style>
    <style:style style:name="ID0EINCM" style:family="table-row">
      <style:table-row-properties fo:break-before="auto" style:row-height="0.422cm" style:use-optimal-row-height="false"/>
    </style:style>
    <style:style style:name="ID0ELPCM" style:family="table-row">
      <style:table-row-properties fo:break-before="auto" style:row-height="0.422cm" style:use-optimal-row-height="false"/>
    </style:style>
    <style:style style:name="ID0EORCM" style:family="table-row">
      <style:table-row-properties fo:break-before="auto" style:row-height="0.422cm" style:use-optimal-row-height="false"/>
    </style:style>
    <style:style style:name="ID0ERTCM" style:family="table-row">
      <style:table-row-properties fo:break-before="auto" style:row-height="0.422cm" style:use-optimal-row-height="false"/>
    </style:style>
    <style:style style:name="ID0EUVCM" style:family="table-row">
      <style:table-row-properties fo:break-before="auto" style:row-height="0.422cm" style:use-optimal-row-height="false"/>
    </style:style>
    <style:style style:name="ID0EXXCM" style:family="table-row">
      <style:table-row-properties fo:break-before="auto" style:row-height="0.422cm" style:use-optimal-row-height="false"/>
    </style:style>
    <style:style style:name="ID0EPZCM" style:family="table-row">
      <style:table-row-properties fo:break-before="auto" style:row-height="0.422cm" style:use-optimal-row-height="false"/>
    </style:style>
    <style:style style:name="ID0EH2CM" style:family="table-row">
      <style:table-row-properties fo:break-before="auto" style:row-height="0.422cm" style:use-optimal-row-height="false"/>
    </style:style>
    <style:style style:name="ID0E63CM" style:family="table-row">
      <style:table-row-properties fo:break-before="auto" style:row-height="0.422cm" style:use-optimal-row-height="false"/>
    </style:style>
    <style:style style:name="ID0EX5CM" style:family="table-row">
      <style:table-row-properties fo:break-before="auto" style:row-height="0.422cm" style:use-optimal-row-height="false"/>
    </style:style>
    <style:style style:name="ID0EPADM" style:family="table-row">
      <style:table-row-properties fo:break-before="auto" style:row-height="0.422cm" style:use-optimal-row-height="false"/>
    </style:style>
    <style:style style:name="ID0EHCDM" style:family="table-row">
      <style:table-row-properties fo:break-before="auto" style:row-height="0.422cm" style:use-optimal-row-height="false"/>
    </style:style>
    <style:style style:name="ro4" style:family="table-row">
      <style:table-row-properties fo:break-before="auto" style:row-height="0.459cm"/>
    </style:style>
    <style:style style:name="ID0ESHAC" style:family="table-row">
      <style:table-row-properties fo:break-before="auto" style:row-height="0.422cm" style:use-optimal-row-height="false"/>
    </style:style>
    <style:style style:name="ID0E4IAC" style:family="table-row">
      <style:table-row-properties fo:break-before="auto" style:row-height="0.422cm" style:use-optimal-row-height="false"/>
    </style:style>
    <style:style style:name="ID0EUKAC" style:family="table-row">
      <style:table-row-properties fo:break-before="auto" style:row-height="0.422cm" style:use-optimal-row-height="false"/>
    </style:style>
    <style:style style:name="ID0EZMAC" style:family="table-row">
      <style:table-row-properties fo:break-before="auto" style:row-height="0.422cm" style:use-optimal-row-height="false"/>
    </style:style>
    <style:style style:name="ID0E5OAC" style:family="table-row">
      <style:table-row-properties fo:break-before="auto" style:row-height="0.422cm" style:use-optimal-row-height="false"/>
    </style:style>
    <style:style style:name="ID0EEBAE" style:family="table-row">
      <style:table-row-properties fo:break-before="auto" style:row-height="0.422cm" style:use-optimal-row-height="false"/>
    </style:style>
    <style:style style:name="ID0EKDAE" style:family="table-row">
      <style:table-row-properties fo:break-before="auto" style:row-height="0.422cm" style:use-optimal-row-height="false"/>
    </style:style>
    <style:style style:name="ID0EPFAE" style:family="table-row">
      <style:table-row-properties fo:break-before="auto" style:row-height="0.422cm" style:use-optimal-row-height="false"/>
    </style:style>
    <style:style style:name="ID0EVHAE" style:family="table-row">
      <style:table-row-properties fo:break-before="auto" style:row-height="0.422cm" style:use-optimal-row-height="false"/>
    </style:style>
    <style:style style:name="ID0E2JAE" style:family="table-row">
      <style:table-row-properties fo:break-before="auto" style:row-height="0.422cm" style:use-optimal-row-height="false"/>
    </style:style>
    <style:style style:name="ID0EBMAE" style:family="table-row">
      <style:table-row-properties fo:break-before="auto" style:row-height="0.422cm" style:use-optimal-row-height="false"/>
    </style:style>
    <style:style style:name="ID0EEOAE" style:family="table-row">
      <style:table-row-properties fo:break-before="auto" style:row-height="0.422cm" style:use-optimal-row-height="false"/>
    </style:style>
    <style:style style:name="ID0EHQAE" style:family="table-row">
      <style:table-row-properties fo:break-before="auto" style:row-height="0.422cm" style:use-optimal-row-height="false"/>
    </style:style>
    <style:style style:name="ID0EKSAE" style:family="table-row">
      <style:table-row-properties fo:break-before="auto" style:row-height="0.422cm" style:use-optimal-row-height="false"/>
    </style:style>
    <style:style style:name="ID0ENUAE" style:family="table-row">
      <style:table-row-properties fo:break-before="auto" style:row-height="0.422cm" style:use-optimal-row-height="false"/>
    </style:style>
    <style:style style:name="ID0EQWAE" style:family="table-row">
      <style:table-row-properties fo:break-before="auto" style:row-height="0.422cm" style:use-optimal-row-height="false"/>
    </style:style>
    <style:style style:name="ID0ETYAE" style:family="table-row">
      <style:table-row-properties fo:break-before="auto" style:row-height="0.422cm" style:use-optimal-row-height="false"/>
    </style:style>
    <style:style style:name="ID0EW1AE" style:family="table-row">
      <style:table-row-properties fo:break-before="auto" style:row-height="0.422cm" style:use-optimal-row-height="false"/>
    </style:style>
    <style:style style:name="ID0EZ3AE" style:family="table-row">
      <style:table-row-properties fo:break-before="auto" style:row-height="0.422cm" style:use-optimal-row-height="false"/>
    </style:style>
    <style:style style:name="ID0E35AE" style:family="table-row">
      <style:table-row-properties fo:break-before="auto" style:row-height="0.422cm" style:use-optimal-row-height="false"/>
    </style:style>
    <style:style style:name="ID0EABAG" style:family="table-row">
      <style:table-row-properties fo:break-before="auto" style:row-height="0.422cm" style:use-optimal-row-height="false"/>
    </style:style>
    <style:style style:name="ID0EDDAG" style:family="table-row">
      <style:table-row-properties fo:break-before="auto" style:row-height="0.422cm" style:use-optimal-row-height="false"/>
    </style:style>
    <style:style style:name="ID0EGFAG" style:family="table-row">
      <style:table-row-properties fo:break-before="auto" style:row-height="0.422cm" style:use-optimal-row-height="false"/>
    </style:style>
    <style:style style:name="ID0EJHAG" style:family="table-row">
      <style:table-row-properties fo:break-before="auto" style:row-height="0.422cm" style:use-optimal-row-height="false"/>
    </style:style>
    <style:style style:name="ID0EMJAG" style:family="table-row">
      <style:table-row-properties fo:break-before="auto" style:row-height="0.422cm" style:use-optimal-row-height="false"/>
    </style:style>
    <style:style style:name="ID0EPLAG" style:family="table-row">
      <style:table-row-properties fo:break-before="auto" style:row-height="0.422cm" style:use-optimal-row-height="false"/>
    </style:style>
    <style:style style:name="ID0ESNAG" style:family="table-row">
      <style:table-row-properties fo:break-before="auto" style:row-height="0.422cm" style:use-optimal-row-height="false"/>
    </style:style>
    <style:style style:name="ID0EKPAG" style:family="table-row">
      <style:table-row-properties fo:break-before="auto" style:row-height="0.422cm" style:use-optimal-row-height="false"/>
    </style:style>
    <style:style style:name="ID0ECRAG" style:family="table-row">
      <style:table-row-properties fo:break-before="auto" style:row-height="0.422cm" style:use-optimal-row-height="false"/>
    </style:style>
    <style:style style:name="ID0E1SAG" style:family="table-row">
      <style:table-row-properties fo:break-before="auto" style:row-height="0.422cm" style:use-optimal-row-height="false"/>
    </style:style>
    <style:style style:name="ID0ESUAG" style:family="table-row">
      <style:table-row-properties fo:break-before="auto" style:row-height="0.422cm" style:use-optimal-row-height="false"/>
    </style:style>
    <style:style style:name="ID0EKWAG" style:family="table-row">
      <style:table-row-properties fo:break-before="auto" style:row-height="0.422cm" style:use-optimal-row-height="false"/>
    </style:style>
    <style:style style:name="ID0ECYAG" style:family="table-row">
      <style:table-row-properties fo:break-before="auto" style:row-height="0.422cm" style:use-optimal-row-height="false"/>
    </style:style>
    <style:style style:name="ID0EWE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G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RG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5G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KH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H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J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J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K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K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K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L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L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M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M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O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O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Q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Q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S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S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U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U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W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W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X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X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X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Y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Y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Z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Z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2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2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4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4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6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6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AA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AAI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5AA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FDM" style:family="table" style:master-page-name="Default">
      <style:table-properties/>
    </style:style>
    <style:style style:name="ID0E1FDM" style:family="table" style:master-page-name="Default">
      <style:table-properties/>
    </style:style>
    <style:style style:name="ID0E6FDM" style:family="table" style:master-page-name="Default">
      <style:table-properties/>
    </style:style>
    <style:style style:name="ID0EEGDM" style:family="table" style:master-page-name="Default">
      <style:table-properties/>
    </style:style>
    <style:style style:name="ID0EJGDM" style:family="table" style:master-page-name="Default">
      <style:table-properties/>
    </style:style>
    <style:style style:name="ID0EOGDM" style:family="table" style:master-page-name="Default">
      <style:table-properties/>
    </style:style>
    <style:style style:name="ID0ETGDM" style:family="table" style:master-page-name="Default">
      <style:table-properties/>
    </style:style>
    <style:style style:name="ID0EZX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CY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XY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B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P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Z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CF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MF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XF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BG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3I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J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PJ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M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2M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VFDM">
        <table:table-column table:style-name="ID0EX5BI" table:default-cell-style-name="ID0EWEBG"/>
        <table:table-column table:style-name="ID0E45BI" table:default-cell-style-name="ID0EWEBG"/>
        <table:table-column table:style-name="ID0ED6BI" table:default-cell-style-name="ID0EWEBG"/>
        <table:table-column table:style-name="ID0EJ6BI" table:number-columns-repeated="2" table:default-cell-style-name="ID0EWEBG"/>
        <table:table-column table:style-name="ID0EP6BI" table:number-columns-repeated="4" table:default-cell-style-name="ID0EWEBG"/>
        <table:table-column table:style-name="ID0EV6BI" table:number-columns-repeated="247" table:default-cell-style-name="ID0EWEBG"/>
        <table:table-row xmlns:xdr="http://schemas.openxmlformats.org/drawingml/2006/spreadsheetDrawing" table:style-name="ID0E36BI">
          <table:table-cell table:style-name="ID0EYFBG" office:value-type="string">
            <text:p>class name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field definitions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UBCI">
          <table:table-cell table:style-name="ID0EYFBG" office:value-type="string">
            <text:p>Account</text:p>
          </table:table-cell>
          <table:table-cell table:style-name="ID0EYFBG"/>
          <table:table-cell table:style-name="ID0EYFBG"/>
          <table:table-cell table:style-name="ID0EYFBG" office:value-type="string">
            <text:p>type</text:p>
          </table:table-cell>
          <table:table-cell table:style-name="ID0EYFBG"/>
          <table:table-cell table:style-name="ID0EYFBG" office:value-type="string">
            <text:p>comment part</text:p>
          </table:table-cell>
          <table:table-cell table:style-name="ID0EYFBG" office:value-type="string">
            <text:p>json annotation</text:p>
          </table:table-cell>
          <table:table-cell table:style-name="ID0EY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YFBG"/>
          <table:table-cell table:style-name="ID0EYFBG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VDCI">
          <table:table-cell table:style-name="ID0EEGBG" office:value-type="string">
            <text:p>id</text:p>
          </table:table-cell>
          <table:table-cell table:style-name="ID0EEGBG" office:value-type="string">
            <text:p>The ID of the account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Y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KHBG" table:formula="oooc:=CONCATENATE([.F3];CHAR(10);IF([.G3]=&quot;&quot;;&quot;&quot;;CONCATENATE([.G3];CHAR(10)));[.H3])" office:value-type="string">
            <text:p>/// (required) The ID of the account
final String id;</text:p>
          </table:table-cell>
          <table:table-cell table:style-name="ID0EYFBG"/>
          <table:table-cell table:style-name="ID0EY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5FCI">
          <table:table-cell table:style-name="ID0EEGBG" office:value-type="string">
            <text:p>username</text:p>
          </table:table-cell>
          <table:table-cell table:style-name="ID0EEGBG" office:value-type="string">
            <text:p>The username of the account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Y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XHBG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YFBG"/>
          <table:table-cell table:style-name="ID0EYFBG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HICI">
          <table:table-cell table:style-name="ID0EEGBG" office:value-type="string">
            <text:p>acct</text:p>
          </table:table-cell>
          <table:table-cell table:style-name="ID0EEGBG" office:value-type="string">
            <text:p>Equals username for local users, includes @domain for remote ones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YFBG" table:formula="oooc:=IF([.C5]=&quot;no&quot;;&quot;&quot;;&quot;@JsonKey(includeIfNull: false)&quot;)" office:value-type="string">
            <text:p/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EIBG" table:formula="oooc:=CONCATENATE([.F5];CHAR(10);IF([.G5]=&quot;&quot;;&quot;&quot;;CONCATENATE([.G5];CHAR(10)));[.H5])" office:value-type="string">
            <text:p>/// (required) Equals username for local users, includes @domain for remote ones
final String acct;</text:p>
          </table:table-cell>
          <table:table-cell table:style-name="ID0EYFBG"/>
          <table:table-cell table:style-name="ID0EYFBG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QKCI">
          <table:table-cell table:style-name="ID0EEGBG" office:value-type="string">
            <text:p>display_name</text:p>
          </table:table-cell>
          <table:table-cell table:style-name="ID0EEGBG" office:value-type="string">
            <text:p>The account's display name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YFBG" table:formula="oooc:=IF([.C6]=&quot;no&quot;;&quot;&quot;;&quot;@JsonKey(includeIfNull: false)&quot;)" office:value-type="string">
            <text:p/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RIBG" table:formula="oooc:=CONCATENATE([.F6];CHAR(10);IF([.G6]=&quot;&quot;;&quot;&quot;;CONCATENATE([.G6];CHAR(10)));[.H6])" office:value-type="string">
            <text:p>/// (required) The account's display name
final String display_name;</text:p>
          </table:table-cell>
          <table:table-cell table:style-name="ID0EYFBG"/>
          <table:table-cell table:style-name="ID0EYFBG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ZMCI">
          <table:table-cell table:style-name="ID0EEGBG" office:value-type="string">
            <text:p>locked</text:p>
          </table:table-cell>
          <table:table-cell table:style-name="ID0EEGBG" office:value-type="string">
            <text:p>Boolean for when the account cannot be followed without waiting for approval first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YFBG" table:formula="oooc:=IF([.C7]=&quot;no&quot;;&quot;&quot;;&quot;@JsonKey(includeIfNull: false)&quot;)" office:value-type="string">
            <text:p/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5IBG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;</text:p>
          </table:table-cell>
          <table:table-cell table:style-name="ID0EYFBG"/>
          <table:table-cell table:style-name="ID0EYFBG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CPCI">
          <table:table-cell table:style-name="ID0EEGBG" office:value-type="string">
            <text:p>created_at</text:p>
          </table:table-cell>
          <table:table-cell table:style-name="ID0EEGBG" office:value-type="string">
            <text:p>The time the account was created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DateTime</text:p>
          </table:table-cell>
          <table:table-cell table:style-name="ID0ERGBG"/>
          <table:table-cell table:style-name="ID0EYFBG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YFBG" table:formula="oooc:=IF([.C8]=&quot;no&quot;;&quot;&quot;;&quot;@JsonKey(includeIfNull: false)&quot;)" office:value-type="string">
            <text:p/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LJBG" table:formula="oooc:=CONCATENATE([.F8];CHAR(10);IF([.G8]=&quot;&quot;;&quot;&quot;;CONCATENATE([.G8];CHAR(10)));[.H8])" office:value-type="string">
            <text:p>/// (required) The time the account was created
final DateTime created_at;</text:p>
          </table:table-cell>
          <table:table-cell table:style-name="ID0EYFBG"/>
          <table:table-cell table:style-name="ID0EYFBG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LRCI">
          <table:table-cell table:style-name="ID0EEGBG" office:value-type="string">
            <text:p>followers_count</text:p>
          </table:table-cell>
          <table:table-cell table:style-name="ID0EEGBG" office:value-type="string">
            <text:p>The number of followers for the account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int</text:p>
          </table:table-cell>
          <table:table-cell table:style-name="ID0ERGBG"/>
          <table:table-cell table:style-name="ID0EYFBG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YFBG" table:formula="oooc:=IF([.C9]=&quot;no&quot;;&quot;&quot;;&quot;@JsonKey(includeIfNull: false)&quot;)" office:value-type="string">
            <text:p/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YJBG" table:formula="oooc:=CONCATENATE([.F9];CHAR(10);IF([.G9]=&quot;&quot;;&quot;&quot;;CONCATENATE([.G9];CHAR(10)));[.H9])" office:value-type="string">
            <text:p>/// (required) The number of followers for the account
final int followers_count;</text:p>
          </table:table-cell>
          <table:table-cell table:style-name="ID0EYFBG"/>
          <table:table-cell table:style-name="ID0EYFBG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UTCI">
          <table:table-cell table:style-name="ID0EEGBG" office:value-type="string">
            <text:p>following_count</text:p>
          </table:table-cell>
          <table:table-cell table:style-name="ID0EEGBG" office:value-type="string">
            <text:p>The number of accounts the given account is following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int</text:p>
          </table:table-cell>
          <table:table-cell table:style-name="ID0ERGBG"/>
          <table:table-cell table:style-name="ID0EYFBG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YFBG" table:formula="oooc:=IF([.C10]=&quot;no&quot;;&quot;&quot;;&quot;@JsonKey(includeIfNull: false)&quot;)" office:value-type="string">
            <text:p/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FKBG" table:formula="oooc:=CONCATENATE([.F10];CHAR(10);IF([.G10]=&quot;&quot;;&quot;&quot;;CONCATENATE([.G10];CHAR(10)));[.H10])" office:value-type="string">
            <text:p>/// (required) The number of accounts the given account is following
final int following_count;</text:p>
          </table:table-cell>
          <table:table-cell table:style-name="ID0EYFBG"/>
          <table:table-cell table:style-name="ID0EYFBG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4VCI">
          <table:table-cell table:style-name="ID0EEGBG" office:value-type="string">
            <text:p>statuses_count</text:p>
          </table:table-cell>
          <table:table-cell table:style-name="ID0EEGBG" office:value-type="string">
            <text:p>The number of statuses the account has made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int</text:p>
          </table:table-cell>
          <table:table-cell table:style-name="ID0ERGBG"/>
          <table:table-cell table:style-name="ID0EYFBG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YFBG" table:formula="oooc:=IF([.C11]=&quot;no&quot;;&quot;&quot;;&quot;@JsonKey(includeIfNull: false)&quot;)" office:value-type="string">
            <text:p/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SKBG" table:formula="oooc:=CONCATENATE([.F11];CHAR(10);IF([.G11]=&quot;&quot;;&quot;&quot;;CONCATENATE([.G11];CHAR(10)));[.H11])" office:value-type="string">
            <text:p>/// (required) The number of statuses the account has made
final int statuses_count;</text:p>
          </table:table-cell>
          <table:table-cell table:style-name="ID0EYFBG"/>
          <table:table-cell table:style-name="ID0EYFBG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GYCI">
          <table:table-cell table:style-name="ID0EEGBG" office:value-type="string">
            <text:p>note</text:p>
          </table:table-cell>
          <table:table-cell table:style-name="ID0EEGBG" office:value-type="string">
            <text:p>Biography of user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Document</text:p>
          </table:table-cell>
          <table:table-cell table:style-name="ID0ERGBG"/>
          <table:table-cell table:style-name="ID0EYFBG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YFBG" table:formula="oooc:=IF([.C12]=&quot;no&quot;;&quot;&quot;;&quot;@JsonKey(includeIfNull: false)&quot;)" office:value-type="string">
            <text:p/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6KBG" table:formula="oooc:=CONCATENATE([.F12];CHAR(10);IF([.G12]=&quot;&quot;;&quot;&quot;;CONCATENATE([.G12];CHAR(10)));[.H12])" office:value-type="string">
            <text:p>/// (required) Biography of user
final Document note;</text:p>
          </table:table-cell>
          <table:table-cell table:style-name="ID0EYFBG"/>
          <table:table-cell table:style-name="ID0EYFBG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P1CI">
          <table:table-cell table:style-name="ID0EEGBG" office:value-type="string">
            <text:p>url</text:p>
          </table:table-cell>
          <table:table-cell table:style-name="ID0EEGBG" office:value-type="string">
            <text:p>URL of the user's profile page (can be remote)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YFBG" table:formula="oooc:=IF([.C13]=&quot;no&quot;;&quot;&quot;;&quot;@JsonKey(includeIfNull: false)&quot;)" office:value-type="string">
            <text:p/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MLBG" table:formula="oooc:=CONCATENATE([.F13];CHAR(10);IF([.G13]=&quot;&quot;;&quot;&quot;;CONCATENATE([.G13];CHAR(10)));[.H13])" office:value-type="string">
            <text:p>/// (required) URL of the user's profile page (can be remote)
final String url;</text:p>
          </table:table-cell>
          <table:table-cell table:style-name="ID0EYFBG"/>
          <table:table-cell table:style-name="ID0EYFBG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Y3CI">
          <table:table-cell table:style-name="ID0EEGBG" office:value-type="string">
            <text:p>avatar</text:p>
          </table:table-cell>
          <table:table-cell table:style-name="ID0EEGBG" office:value-type="string">
            <text:p>URL to the avatar image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YFBG" table:formula="oooc:=IF([.C14]=&quot;no&quot;;&quot;&quot;;&quot;@JsonKey(includeIfNull: false)&quot;)" office:value-type="string">
            <text:p/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ZLBG" table:formula="oooc:=CONCATENATE([.F14];CHAR(10);IF([.G14]=&quot;&quot;;&quot;&quot;;CONCATENATE([.G14];CHAR(10)));[.H14])" office:value-type="string">
            <text:p>/// (required) URL to the avatar image
final Uri avatar;</text:p>
          </table:table-cell>
          <table:table-cell table:style-name="ID0EYFBG"/>
          <table:table-cell table:style-name="ID0EYFBG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B6CI">
          <table:table-cell table:style-name="ID0EEGBG" office:value-type="string">
            <text:p>avatar_static</text:p>
          </table:table-cell>
          <table:table-cell table:style-name="ID0EEGBG" office:value-type="string">
            <text:p>URL to the avatar static image (gif)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YFBG" table:formula="oooc:=IF([.C15]=&quot;no&quot;;&quot;&quot;;&quot;@JsonKey(includeIfNull: false)&quot;)" office:value-type="string">
            <text:p/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GMBG" table:formula="oooc:=CONCATENATE([.F15];CHAR(10);IF([.G15]=&quot;&quot;;&quot;&quot;;CONCATENATE([.G15];CHAR(10)));[.H15])" office:value-type="string">
            <text:p>/// (required) URL to the avatar static image (gif)
final Uri avatar_static;</text:p>
          </table:table-cell>
          <table:table-cell table:style-name="ID0EYFBG"/>
          <table:table-cell table:style-name="ID0EYFBG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KBDI">
          <table:table-cell table:style-name="ID0EEGBG" office:value-type="string">
            <text:p>header</text:p>
          </table:table-cell>
          <table:table-cell table:style-name="ID0EEGBG" office:value-type="string">
            <text:p>URL to the header image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YFBG" table:formula="oooc:=IF([.C16]=&quot;no&quot;;&quot;&quot;;&quot;@JsonKey(includeIfNull: false)&quot;)" office:value-type="string">
            <text:p/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TMBG" table:formula="oooc:=CONCATENATE([.F16];CHAR(10);IF([.G16]=&quot;&quot;;&quot;&quot;;CONCATENATE([.G16];CHAR(10)));[.H16])" office:value-type="string">
            <text:p>/// (required) URL to the header image
final Uri header;</text:p>
          </table:table-cell>
          <table:table-cell table:style-name="ID0EYFBG"/>
          <table:table-cell table:style-name="ID0EYFBG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TDDI">
          <table:table-cell table:style-name="ID0EEGBG" office:value-type="string">
            <text:p>header_static</text:p>
          </table:table-cell>
          <table:table-cell table:style-name="ID0EEGBG" office:value-type="string">
            <text:p>URL to the header static image (gif)</text:p>
          </table:table-cell>
          <table:table-cell table:style-name="ID0EE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YFBG" table:formula="oooc:=IF([.C17]=&quot;no&quot;;&quot;&quot;;&quot;@JsonKey(includeIfNull: false)&quot;)" office:value-type="string">
            <text:p/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ANBG" table:formula="oooc:=CONCATENATE([.F17];CHAR(10);IF([.G17]=&quot;&quot;;&quot;&quot;;CONCATENATE([.G17];CHAR(10)));[.H17])" office:value-type="string">
            <text:p>/// (required) URL to the header static image (gif)
final Uri header_static;</text:p>
          </table:table-cell>
          <table:table-cell table:style-name="ID0EYFBG"/>
          <table:table-cell table:style-name="ID0EYFBG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3FDI">
          <table:table-cell table:style-name="ID0EEGBG" office:value-type="string">
            <text:p>moved</text:p>
          </table:table-cell>
          <table:table-cell table:style-name="ID0EEGBG" office:value-type="string">
            <text:p>If the owner decided to switch accounts, new account is in this attribute</text:p>
          </table:table-cell>
          <table:table-cell table:style-name="ID0EEGBG" office:value-type="string">
            <text:p>yes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Y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NNBG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;</text:p>
          </table:table-cell>
          <table:table-cell table:style-name="ID0EYFBG"/>
          <table:table-cell table:style-name="ID0EYFBG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GI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Y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1N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K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Y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HO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M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Y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UO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O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Y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BP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Q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Y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OP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S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Y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2P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U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Y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IQ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WDI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Y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VQ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YDI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Y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CR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W1DI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Y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PR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3DI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Y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3R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5DI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Y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JS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56DI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Y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WS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BA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Y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DT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DA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Y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QT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Status" table:style-name="ID0E1FDM">
        <table:table-column table:style-name="ID0EVGAK" table:default-cell-style-name="ID0EWEBG"/>
        <table:table-column table:style-name="ID0E2GAK" table:default-cell-style-name="ID0EWEBG"/>
        <table:table-column table:style-name="ID0EBHAK" table:default-cell-style-name="ID0EWEBG"/>
        <table:table-column table:style-name="ID0EHHAK" table:number-columns-repeated="2" table:default-cell-style-name="ID0EWEBG"/>
        <table:table-column table:style-name="ID0ENHAK" table:number-columns-repeated="4" table:default-cell-style-name="ID0EWEBG"/>
        <table:table-column table:style-name="ID0ETHAK" table:number-columns-repeated="247" table:default-cell-style-name="ID0EWEBG"/>
        <table:table-row xmlns:xdr="http://schemas.openxmlformats.org/drawingml/2006/spreadsheetDrawing" table:style-name="ID0E1HAK">
          <table:table-cell table:style-name="ID0EYFBG" office:value-type="string">
            <text:p>class name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field definitions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SJAK">
          <table:table-cell table:style-name="ID0EYFBG" office:value-type="string">
            <text:p>Status</text:p>
          </table:table-cell>
          <table:table-cell table:style-name="ID0EYFBG"/>
          <table:table-cell table:style-name="ID0EYFBG"/>
          <table:table-cell table:style-name="ID0EYFBG" office:value-type="string">
            <text:p>type</text:p>
          </table:table-cell>
          <table:table-cell table:style-name="ID0EYFBG"/>
          <table:table-cell table:style-name="ID0EYFBG" office:value-type="string">
            <text:p>comment part</text:p>
          </table:table-cell>
          <table:table-cell table:style-name="ID0EYFBG" office:value-type="string">
            <text:p>json annotation</text:p>
          </table:table-cell>
          <table:table-cell table:style-name="ID0EY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YFBG"/>
          <table:table-cell table:style-name="ID0EYFBG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TLAK">
          <table:table-cell table:style-name="ID0ERGBG" office:value-type="string">
            <text:p>id</text:p>
          </table:table-cell>
          <table:table-cell table:style-name="ID0ERGBG" office:value-type="string">
            <text:p>The ID of the status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Y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4TBG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YFBG"/>
          <table:table-cell table:style-name="ID0EY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3NAK">
          <table:table-cell table:style-name="ID0ERGBG" office:value-type="string">
            <text:p>uri</text:p>
          </table:table-cell>
          <table:table-cell table:style-name="ID0ERGBG" office:value-type="string">
            <text:p>A Fediverse-unique resource ID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Y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KUBG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YFBG"/>
          <table:table-cell table:style-name="ID0EYFBG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FQAK">
          <table:table-cell table:style-name="ID0ERGBG" office:value-type="string">
            <text:p>url</text:p>
          </table:table-cell>
          <table:table-cell table:style-name="ID0ERGBG" office:value-type="string">
            <text:p>URL to the status page (can be remote)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YFBG" table:formula="oooc:=IF([.C5]=&quot;no&quot;;&quot;&quot;;&quot;@JsonKey(includeIfNull: false)&quot;)" office:value-type="string">
            <text:p/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XUBG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YFBG"/>
          <table:table-cell table:style-name="ID0EY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OSAK">
          <table:table-cell table:style-name="ID0ERGBG" office:value-type="string">
            <text:p>account</text:p>
          </table:table-cell>
          <table:table-cell table:style-name="ID0ERGBG" office:value-type="string">
            <text:p><text:span text:style-name="ID0E3IBI">The </text:span><text:span text:style-name="ID0EGJBI">Account</text:span><text:span text:style-name="ID0EPJBI"> which posted the status</text:span>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Account</text:p>
          </table:table-cell>
          <table:table-cell table:style-name="ID0ERGBG"/>
          <table:table-cell table:style-name="ID0EYFBG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YFBG" table:formula="oooc:=IF([.C6]=&quot;no&quot;;&quot;&quot;;&quot;@JsonKey(includeIfNull: false)&quot;)" office:value-type="string">
            <text:p/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EVBG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YFBG"/>
          <table:table-cell table:style-name="ID0EYFBG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XUAK">
          <table:table-cell table:style-name="ID0ERGBG" office:value-type="string">
            <text:p>in_reply_to_id</text:p>
          </table:table-cell>
          <table:table-cell table:style-name="ID0ERGBG" office:value-type="string">
            <text:p>null or the ID of the status it replies to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YFBG" table:formula="oooc:=IF([.C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RVBG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YFBG"/>
          <table:table-cell table:style-name="ID0EYFBG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BXAK">
          <table:table-cell table:style-name="ID0ERGBG" office:value-type="string">
            <text:p>in_reply_to_account_id</text:p>
          </table:table-cell>
          <table:table-cell table:style-name="ID0ERGBG" office:value-type="string">
            <text:p>null or the ID of the account it replies to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Y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5VBG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YFBG"/>
          <table:table-cell table:style-name="ID0EYFBG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LZAK">
          <table:table-cell table:style-name="ID0ERGBG" office:value-type="string">
            <text:p>reblog</text:p>
          </table:table-cell>
          <table:table-cell table:style-name="ID0ERGBG" office:value-type="string">
            <text:p><text:span text:style-name="ID0ERMBI">null or the reblogged </text:span><text:span text:style-name="ID0E2MBI">Status</text:span>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Status</text:p>
          </table:table-cell>
          <table:table-cell table:style-name="ID0ERGBG"/>
          <table:table-cell table:style-name="ID0EYFBG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Y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LWBG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YFBG"/>
          <table:table-cell table:style-name="ID0EYFBG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V2AK">
          <table:table-cell table:style-name="ID0ERGBG" office:value-type="string">
            <text:p>content</text:p>
          </table:table-cell>
          <table:table-cell table:style-name="ID0ERGBG" office:value-type="string">
            <text:p>Body of the status; this will contain HTML (remote HTML already sanitized)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Document</text:p>
          </table:table-cell>
          <table:table-cell table:style-name="ID0ERGBG" office:value-type="string">
            <text:p>* external lib</text:p>
          </table:table-cell>
          <table:table-cell table:style-name="ID0EYFBG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YFBG" table:formula="oooc:=IF([.C10]=&quot;no&quot;;&quot;&quot;;&quot;@JsonKey(includeIfNull: false)&quot;)" office:value-type="string">
            <text:p/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YWBG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YFBG"/>
          <table:table-cell table:style-name="ID0EYFBG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A5AK">
          <table:table-cell table:style-name="ID0ERGBG" office:value-type="string">
            <text:p>created_at</text:p>
          </table:table-cell>
          <table:table-cell table:style-name="ID0ERGBG" office:value-type="string">
            <text:p>The time the status was created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DateTime</text:p>
          </table:table-cell>
          <table:table-cell table:style-name="ID0ERGBG"/>
          <table:table-cell table:style-name="ID0EYFBG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YFBG" table:formula="oooc:=IF([.C11]=&quot;no&quot;;&quot;&quot;;&quot;@JsonKey(includeIfNull: false)&quot;)" office:value-type="string">
            <text:p/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FXBG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YFBG"/>
          <table:table-cell table:style-name="ID0EYFBG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JABK">
          <table:table-cell table:style-name="ID0ERGBG" office:value-type="string">
            <text:p>emojis</text:p>
          </table:table-cell>
          <table:table-cell table:style-name="ID0ERGBG" office:value-type="string">
            <text:p><text:span text:style-name="ID0EXYAI">An array of </text:span><text:span text:style-name="ID0EBZAI">Emoji</text:span>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List&lt;Emoji&gt;</text:p>
          </table:table-cell>
          <table:table-cell table:style-name="ID0ERGBG"/>
          <table:table-cell table:style-name="ID0EYFBG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YFBG" table:formula="oooc:=IF([.C12]=&quot;no&quot;;&quot;&quot;;&quot;@JsonKey(includeIfNull: false)&quot;)" office:value-type="string">
            <text:p/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final List&lt;Emoji&gt; emojis;</text:p>
          </table:table-cell>
          <table:table-cell table:style-name="ID0ESXBG" table:formula="oooc:=CONCATENATE([.F12];CHAR(10);IF([.G12]=&quot;&quot;;&quot;&quot;;CONCATENATE([.G12];CHAR(10)));[.H12])" office:value-type="string">
            <text:p>/// (required) An array of Emoji
final List&lt;Emoji&gt; emojis;</text:p>
          </table:table-cell>
          <table:table-cell table:style-name="ID0EYFBG"/>
          <table:table-cell table:style-name="ID0EYFBG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SCBK">
          <table:table-cell table:style-name="ID0ERGBG" office:value-type="string">
            <text:p>reblogs_count</text:p>
          </table:table-cell>
          <table:table-cell table:style-name="ID0ERGBG" office:value-type="string">
            <text:p>The number of reblogs for the status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int</text:p>
          </table:table-cell>
          <table:table-cell table:style-name="ID0ERGBG"/>
          <table:table-cell table:style-name="ID0EYFBG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YFBG" table:formula="oooc:=IF([.C13]=&quot;no&quot;;&quot;&quot;;&quot;@JsonKey(includeIfNull: false)&quot;)" office:value-type="string">
            <text:p/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6XBG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YFBG"/>
          <table:table-cell table:style-name="ID0EYFBG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2EBK">
          <table:table-cell table:style-name="ID0ERGBG" office:value-type="string">
            <text:p>favourites_count</text:p>
          </table:table-cell>
          <table:table-cell table:style-name="ID0ERGBG" office:value-type="string">
            <text:p>The number of favourites for the status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int</text:p>
          </table:table-cell>
          <table:table-cell table:style-name="ID0ERGBG"/>
          <table:table-cell table:style-name="ID0EYFBG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YFBG" table:formula="oooc:=IF([.C14]=&quot;no&quot;;&quot;&quot;;&quot;@JsonKey(includeIfNull: false)&quot;)" office:value-type="string">
            <text:p/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MYBG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YFBG"/>
          <table:table-cell table:style-name="ID0EYFBG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EHBK">
          <table:table-cell table:style-name="ID0ERGBG" office:value-type="string">
            <text:p>reblogged</text:p>
          </table:table-cell>
          <table:table-cell table:style-name="ID0ERGBG" office:value-type="string">
            <text:p>Whether the authenticated user has reblogged the status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Y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ZYBG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YFBG"/>
          <table:table-cell table:style-name="ID0EYFBG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OJBK">
          <table:table-cell table:style-name="ID0ERGBG" office:value-type="string">
            <text:p>favourited</text:p>
          </table:table-cell>
          <table:table-cell table:style-name="ID0ERGBG" office:value-type="string">
            <text:p>Whether the authenticated user has favourited the status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Y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GZBG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YFBG"/>
          <table:table-cell table:style-name="ID0EYFBG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YLBK">
          <table:table-cell table:style-name="ID0ERGBG" office:value-type="string">
            <text:p>muted</text:p>
          </table:table-cell>
          <table:table-cell table:style-name="ID0ERGBG" office:value-type="string">
            <text:p>Whether the authenticated user has muted the conversation this status from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Y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TZBG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YFBG"/>
          <table:table-cell table:style-name="ID0EYFBG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COBK">
          <table:table-cell table:style-name="ID0ERGBG" office:value-type="string">
            <text:p>sensitive</text:p>
          </table:table-cell>
          <table:table-cell table:style-name="ID0ERGBG" office:value-type="string">
            <text:p>Whether media attachments should be hidden by default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YFBG" table:formula="oooc:=IF([.C18]=&quot;no&quot;;&quot;&quot;;&quot;@JsonKey(includeIfNull: false)&quot;)" office:value-type="string">
            <text:p/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A1BG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YFBG"/>
          <table:table-cell table:style-name="ID0EYFBG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LQBK">
          <table:table-cell table:style-name="ID0ERGBG" office:value-type="string">
            <text:p>spoiler_text</text:p>
          </table:table-cell>
          <table:table-cell table:style-name="ID0ERGBG" office:value-type="string">
            <text:p>If not empty, warning text that should be displayed before the actual content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YFBG" table:formula="oooc:=IF([.C19]=&quot;no&quot;;&quot;&quot;;&quot;@JsonKey(includeIfNull: false)&quot;)" office:value-type="string">
            <text:p/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N1BG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YFBG"/>
          <table:table-cell table:style-name="ID0EYFBG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USBK">
          <table:table-cell table:style-name="ID0ERGBG" office:value-type="string">
            <text:p>visibility</text:p>
          </table:table-cell>
          <table:table-cell table:style-name="ID0ERGBG" office:value-type="string">
            <text:p>One of: public, unlisted, private, direct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YFBG" table:formula="oooc:=IF([.C20]=&quot;no&quot;;&quot;&quot;;&quot;@JsonKey(includeIfNull: false)&quot;)" office:value-type="string">
            <text:p/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11BG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YFBG"/>
          <table:table-cell table:style-name="ID0EYFBG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4UBK">
          <table:table-cell table:style-name="ID0ERGBG" office:value-type="string">
            <text:p>media_attachments</text:p>
          </table:table-cell>
          <table:table-cell table:style-name="ID0ERGBG" office:value-type="string">
            <text:p><text:span text:style-name="ID0EXFBI">An array of </text:span><text:span text:style-name="ID0EBGBI">Attachments</text:span>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List&lt;Attachment&gt;</text:p>
          </table:table-cell>
          <table:table-cell table:style-name="ID0ERGBG"/>
          <table:table-cell table:style-name="ID0EYFBG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YFBG" table:formula="oooc:=IF([.C21]=&quot;no&quot;;&quot;&quot;;&quot;@JsonKey(includeIfNull: false)&quot;)" office:value-type="string">
            <text:p/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final List&lt;Attachment&gt; media_attachments;</text:p>
          </table:table-cell>
          <table:table-cell table:style-name="ID0EH2BG" table:formula="oooc:=CONCATENATE([.F21];CHAR(10);IF([.G21]=&quot;&quot;;&quot;&quot;;CONCATENATE([.G21];CHAR(10)));[.H21])" office:value-type="string">
            <text:p>/// (required) An array of Attachments
final List&lt;Attachment&gt; media_attachments;</text:p>
          </table:table-cell>
          <table:table-cell table:style-name="ID0EYFBG"/>
          <table:table-cell table:style-name="ID0EYFBG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GXBK">
          <table:table-cell table:style-name="ID0ERGBG" office:value-type="string">
            <text:p>mentions</text:p>
          </table:table-cell>
          <table:table-cell table:style-name="ID0ERGBG" office:value-type="string">
            <text:p><text:span text:style-name="ID0ECFBI">An array of </text:span><text:span text:style-name="ID0EMFBI">Mentions</text:span>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List&lt;Mention&gt;</text:p>
          </table:table-cell>
          <table:table-cell table:style-name="ID0ERGBG"/>
          <table:table-cell table:style-name="ID0EYFBG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YFBG" table:formula="oooc:=IF([.C22]=&quot;no&quot;;&quot;&quot;;&quot;@JsonKey(includeIfNull: false)&quot;)" office:value-type="string">
            <text:p/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final List&lt;Mention&gt; mentions;</text:p>
          </table:table-cell>
          <table:table-cell table:style-name="ID0EU2BG" table:formula="oooc:=CONCATENATE([.F22];CHAR(10);IF([.G22]=&quot;&quot;;&quot;&quot;;CONCATENATE([.G22];CHAR(10)));[.H22])" office:value-type="string">
            <text:p>/// (required) An array of Mentions
final List&lt;Mention&gt; mentions;</text:p>
          </table:table-cell>
          <table:table-cell table:style-name="ID0EYFBG"/>
          <table:table-cell table:style-name="ID0EYFBG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PZBK">
          <table:table-cell table:style-name="ID0ERGBG" office:value-type="string">
            <text:p>tags</text:p>
          </table:table-cell>
          <table:table-cell table:style-name="ID0ERGBG" office:value-type="string">
            <text:p><text:span text:style-name="ID0EPZAI">An array of </text:span><text:span text:style-name="ID0EZZAI">Tags</text:span></text:p>
          </table:table-cell>
          <table:table-cell table:style-name="ID0ERGBG" office:value-type="string">
            <text:p>no</text:p>
          </table:table-cell>
          <table:table-cell table:style-name="ID0ERGBG" office:value-type="string">
            <text:p>List&lt;Tag&gt;</text:p>
          </table:table-cell>
          <table:table-cell table:style-name="ID0ERGBG"/>
          <table:table-cell table:style-name="ID0EYFBG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YFBG" table:formula="oooc:=IF([.C23]=&quot;no&quot;;&quot;&quot;;&quot;@JsonKey(includeIfNull: false)&quot;)" office:value-type="string">
            <text:p/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final List&lt;Tag&gt; tags;</text:p>
          </table:table-cell>
          <table:table-cell table:style-name="ID0EB3BG" table:formula="oooc:=CONCATENATE([.F23];CHAR(10);IF([.G23]=&quot;&quot;;&quot;&quot;;CONCATENATE([.G23];CHAR(10)));[.H23])" office:value-type="string">
            <text:p>/// (required) An array of Tags
final List&lt;Tag&gt; tags;</text:p>
          </table:table-cell>
          <table:table-cell table:style-name="ID0EYFBG"/>
          <table:table-cell table:style-name="ID0EYFBG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Y2BK">
          <table:table-cell table:style-name="ID0ERGBG" office:value-type="string">
            <text:p>application</text:p>
          </table:table-cell>
          <table:table-cell table:style-name="ID0ERGBG" office:value-type="string">
            <text:p><text:span text:style-name="ID0EZXAI">Application</text:span><text:span text:style-name="ID0ECYAI"> from which the status was posted</text:span>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Application</text:p>
          </table:table-cell>
          <table:table-cell table:style-name="ID0ERGBG"/>
          <table:table-cell table:style-name="ID0EYFBG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Y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Application application;</text:p>
          </table:table-cell>
          <table:table-cell table:style-name="ID0EO3BG" table:formula="oooc:=CONCATENATE([.F24];CHAR(10);IF([.G24]=&quot;&quot;;&quot;&quot;;CONCATENATE([.G24];CHAR(10)));[.H24])" office:value-type="string">
            <text:p>/// (optional) Application from which the status was posted
@JsonKey(includeIfNull: false)
      Application application;</text:p>
          </table:table-cell>
          <table:table-cell table:style-name="ID0EYFBG"/>
          <table:table-cell table:style-name="ID0EYFBG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C5BK">
          <table:table-cell table:style-name="ID0ERGBG" office:value-type="string">
            <text:p>language</text:p>
          </table:table-cell>
          <table:table-cell table:style-name="ID0ERGBG" office:value-type="string">
            <text:p>The detected language for the status, if detected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Y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23BG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YFBG"/>
          <table:table-cell table:style-name="ID0EYFBG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MACK">
          <table:table-cell table:style-name="ID0ERGBG" office:value-type="string">
            <text:p>pinned</text:p>
          </table:table-cell>
          <table:table-cell table:style-name="ID0ERGBG" office:value-type="string">
            <text:p>Whether this is the pinned status for the account that posted it</text:p>
          </table:table-cell>
          <table:table-cell table:style-name="ID0ERGBG" office:value-type="string">
            <text:p>yes</text:p>
          </table:table-cell>
          <table:table-cell table:style-name="ID0ERGBG" office:value-type="string">
            <text:p>bool</text:p>
          </table:table-cell>
          <table:table-cell table:style-name="ID0ERGBG"/>
          <table:table-cell table:style-name="ID0EYFBG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Y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I4BG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YFBG"/>
          <table:table-cell table:style-name="ID0EYFBG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WC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Y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V4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E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Y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C5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G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Y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P5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5H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Y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35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WJ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Y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J6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L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Y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W6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NC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Y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EAAI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Mention" table:style-name="ID0E6FDM">
        <table:table-column table:style-name="ID0EMQCK" table:default-cell-style-name="ID0EWEBG"/>
        <table:table-column table:style-name="ID0ESQCK" table:default-cell-style-name="ID0EWEBG"/>
        <table:table-column table:style-name="ID0EYQCK" table:default-cell-style-name="ID0EWEBG"/>
        <table:table-column table:style-name="ID0E5QCK" table:number-columns-repeated="2" table:default-cell-style-name="ID0EWEBG"/>
        <table:table-column table:style-name="ID0EERCK" table:number-columns-repeated="4" table:default-cell-style-name="ID0EWEBG"/>
        <table:table-column table:style-name="ID0EKRCK" table:number-columns-repeated="247" table:default-cell-style-name="ID0EWEBG"/>
        <table:table-row xmlns:xdr="http://schemas.openxmlformats.org/drawingml/2006/spreadsheetDrawing" table:style-name="ID0ERRCK">
          <table:table-cell table:style-name="ID0EYFBG" office:value-type="string">
            <text:p>class name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field definitions</text:p>
          </table:table-cell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JTCK">
          <table:table-cell table:style-name="ID0EYFBG" office:value-type="string">
            <text:p>Mention</text:p>
          </table:table-cell>
          <table:table-cell table:style-name="ID0EYFBG"/>
          <table:table-cell table:style-name="ID0EYFBG"/>
          <table:table-cell table:style-name="ID0EYFBG" office:value-type="string">
            <text:p>type</text:p>
          </table:table-cell>
          <table:table-cell table:style-name="ID0EYFBG"/>
          <table:table-cell table:style-name="ID0EYFBG" office:value-type="string">
            <text:p>comment part</text:p>
          </table:table-cell>
          <table:table-cell table:style-name="ID0EYFBG" office:value-type="string">
            <text:p>json annotation</text:p>
          </table:table-cell>
          <table:table-cell table:style-name="ID0EY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YFBG"/>
          <table:table-cell table:style-name="ID0EYFBG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KVCK">
          <table:table-cell table:style-name="ID0ERAAI" office:value-type="string">
            <text:p>url</text:p>
          </table:table-cell>
          <table:table-cell table:style-name="ID0ERAAI" office:value-type="string">
            <text:p>URL of user's profile (can be remote)</text:p>
          </table:table-cell>
          <table:table-cell table:style-name="ID0ERAAI" office:value-type="string">
            <text:p>no</text:p>
          </table:table-cell>
          <table:table-cell table:style-name="ID0ERGBG" office:value-type="string">
            <text:p>Uri</text:p>
          </table:table-cell>
          <table:table-cell table:style-name="ID0ERGBG"/>
          <table:table-cell table:style-name="ID0EYFBG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Y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4TBG" table:formula="oooc:=CONCATENATE([.F3];CHAR(10);IF([.G3]=&quot;&quot;;&quot;&quot;;CONCATENATE([.G3];CHAR(10)));[.H3])" office:value-type="string">
            <text:p>/// (required) URL of user's profile (can be remote)
final Uri url;</text:p>
          </table:table-cell>
          <table:table-cell table:style-name="ID0EYFBG"/>
          <table:table-cell table:style-name="ID0EYFBG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TXCK">
          <table:table-cell table:style-name="ID0ERAAI" office:value-type="string">
            <text:p>username</text:p>
          </table:table-cell>
          <table:table-cell table:style-name="ID0ERAAI" office:value-type="string">
            <text:p>The username of the account</text:p>
          </table:table-cell>
          <table:table-cell table:style-name="ID0ERAAI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Y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KUBG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YFBG"/>
          <table:table-cell table:style-name="ID0EYFBG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3ZCK">
          <table:table-cell table:style-name="ID0ERAAI" office:value-type="string">
            <text:p>acct</text:p>
          </table:table-cell>
          <table:table-cell table:style-name="ID0ERAAI" office:value-type="string">
            <text:p>Equals</text:p>
          </table:table-cell>
          <table:table-cell table:style-name="ID0ERAAI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YFBG" table:formula="oooc:=IF([.C5]=&quot;no&quot;;&quot;&quot;;&quot;@JsonKey(includeIfNull: false)&quot;)" office:value-type="string">
            <text:p/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XUBG" table:formula="oooc:=CONCATENATE([.F5];CHAR(10);IF([.G5]=&quot;&quot;;&quot;&quot;;CONCATENATE([.G5];CHAR(10)));[.H5])" office:value-type="string">
            <text:p>/// (required) Equals
final String acct;</text:p>
          </table:table-cell>
          <table:table-cell table:style-name="ID0EYFBG"/>
          <table:table-cell table:style-name="ID0EYFBG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F3CK">
          <table:table-cell table:style-name="ID0ERAAI" office:value-type="string">
            <text:p>id</text:p>
          </table:table-cell>
          <table:table-cell table:style-name="ID0ERAAI" office:value-type="string">
            <text:p>Account ID</text:p>
          </table:table-cell>
          <table:table-cell table:style-name="ID0ERAAI" office:value-type="string">
            <text:p>no</text:p>
          </table:table-cell>
          <table:table-cell table:style-name="ID0ERGBG" office:value-type="string">
            <text:p>String</text:p>
          </table:table-cell>
          <table:table-cell table:style-name="ID0ERGBG"/>
          <table:table-cell table:style-name="ID0EYFBG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YFBG" table:formula="oooc:=IF([.C6]=&quot;no&quot;;&quot;&quot;;&quot;@JsonKey(includeIfNull: false)&quot;)" office:value-type="string">
            <text:p/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EVBG" table:formula="oooc:=CONCATENATE([.F6];CHAR(10);IF([.G6]=&quot;&quot;;&quot;&quot;;CONCATENATE([.G6];CHAR(10)));[.H6])" office:value-type="string">
            <text:p>/// (required) Account ID
final String id;</text:p>
          </table:table-cell>
          <table:table-cell table:style-name="ID0EYFBG"/>
          <table:table-cell table:style-name="ID0EYFBG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O5C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YFBG" table:formula="oooc:=IF([.C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RV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A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Y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5V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C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Y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LW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E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 office:value-type="string">
            <text:p>* external lib</text:p>
          </table:table-cell>
          <table:table-cell table:style-name="ID0EY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YFBG" table:formula="oooc:=IF([.C1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YW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G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YFBG" table:formula="oooc:=IF([.C1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FX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I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YFBG" table:formula="oooc:=IF([.C1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SX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L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YFBG" table:formula="oooc:=IF([.C1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6X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N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YFBG" table:formula="oooc:=IF([.C1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MY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P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Y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ZY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R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Y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GZ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T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Y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TZ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V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Y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A1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X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Y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N1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Z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Y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11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2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Y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H2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4D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Y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U2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AE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Y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B3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CE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Y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O3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EE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Y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23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GEK"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RGBG"/>
          <table:table-cell table:style-name="ID0EY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Y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I4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YFBG"/>
          <table:table-cell table:style-name="ID0EY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I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Y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V4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K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Y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C5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L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Y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P5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N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Y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35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P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Y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J6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R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Y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W6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SEK"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/>
          <table:table-cell table:style-name="ID0EY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Y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EAAI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Emoji" table:style-name="ID0EEGDM">
        <table:table-column table:style-name="ID0ECWEK" table:default-cell-style-name="ID0E5AAI"/>
        <table:table-column table:style-name="ID0EJWEK" table:default-cell-style-name="ID0E5AAI"/>
        <table:table-column table:style-name="ID0EQWEK" table:default-cell-style-name="ID0E5AAI"/>
        <table:table-column table:style-name="ID0EXWEK" table:number-columns-repeated="2" table:default-cell-style-name="ID0E5AAI"/>
        <table:table-column table:style-name="ID0E5WEK" table:number-columns-repeated="4" table:default-cell-style-name="ID0E5AAI"/>
        <table:table-column table:style-name="ID0EFXEK" table:number-columns-repeated="247" table:default-cell-style-name="ID0E5AAI"/>
        <table:table-column table:style-name="ID0EMXEK" table:number-columns-repeated="0" table:default-cell-style-name="ID0E5AAI"/>
        <table:table-row xmlns:xdr="http://schemas.openxmlformats.org/drawingml/2006/spreadsheetDrawing" table:style-name="ID0ETXEK">
          <table:table-cell table:style-name="ID0EAFBG" office:value-type="string">
            <text:p>class name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field definitions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LZEK">
          <table:table-cell table:style-name="ID0EAFBG" office:value-type="string">
            <text:p>Emoji</text:p>
          </table:table-cell>
          <table:table-cell table:style-name="ID0EAFBG"/>
          <table:table-cell table:style-name="ID0EAFBG"/>
          <table:table-cell table:style-name="ID0EAFBG" office:value-type="string">
            <text:p>type</text:p>
          </table:table-cell>
          <table:table-cell table:style-name="ID0EAFBG"/>
          <table:table-cell table:style-name="ID0EAFBG" office:value-type="string">
            <text:p>comment part</text:p>
          </table:table-cell>
          <table:table-cell table:style-name="ID0EAFBG" office:value-type="string">
            <text:p>json annotation</text:p>
          </table:table-cell>
          <table:table-cell table:style-name="ID0EA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AFBG"/>
          <table:table-cell table:style-name="ID0EAFBG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M2EK">
          <table:table-cell office:value-type="string">
            <text:p>shortcode</text:p>
          </table:table-cell>
          <table:table-cell office:value-type="string">
            <text:p>The shortcode of the emoji</text:p>
          </table:table-cell>
          <table:table-cell office:value-type="string">
            <text:p>no</text:p>
          </table:table-cell>
          <table:table-cell table:style-name="ID0EEGBG" office:value-type="string">
            <text:p>String</text:p>
          </table:table-cell>
          <table:table-cell table:style-name="ID0EEGBG"/>
          <table:table-cell table:style-name="ID0EAFBG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A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KHBG" table:formula="oooc:=CONCATENATE([.F3];CHAR(10);IF([.G3]=&quot;&quot;;&quot;&quot;;CONCATENATE([.G3];CHAR(10)));[.H3])" office:value-type="string">
            <text:p>/// (required) The shortcode of the emoji
final String shortcode;</text:p>
          </table:table-cell>
          <table:table-cell table:style-name="ID0EAFBG"/>
          <table:table-cell table:style-name="ID0EAFBG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S4EK">
          <table:table-cell office:value-type="string">
            <text:p>static_url</text:p>
          </table:table-cell>
          <table:table-cell office:value-type="string">
            <text:p>URL to the emoji static image</text:p>
          </table:table-cell>
          <table:table-cell office:value-type="string">
            <text:p>no</text:p>
          </table:table-cell>
          <table:table-cell table:style-name="ID0EEGBG" office:value-type="string">
            <text:p>Uri</text:p>
          </table:table-cell>
          <table:table-cell table:style-name="ID0EEGBG"/>
          <table:table-cell table:style-name="ID0EAFBG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A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KHBG" table:formula="oooc:=CONCATENATE([.F4];CHAR(10);IF([.G4]=&quot;&quot;;&quot;&quot;;CONCATENATE([.G4];CHAR(10)));[.H4])" office:value-type="string">
            <text:p>/// (required) URL to the emoji static image
final Uri static_url;</text:p>
          </table:table-cell>
          <table:table-cell table:style-name="ID0EAFBG"/>
          <table:table-cell table:style-name="ID0EAFBG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Y6EK">
          <table:table-cell office:value-type="string">
            <text:p>url</text:p>
          </table:table-cell>
          <table:table-cell office:value-type="string">
            <text:p>URL to the emoji image</text:p>
          </table:table-cell>
          <table:table-cell office:value-type="string">
            <text:p>no</text:p>
          </table:table-cell>
          <table:table-cell table:style-name="ID0EEGBG" office:value-type="string">
            <text:p>Uri</text:p>
          </table:table-cell>
          <table:table-cell table:style-name="ID0EEGBG"/>
          <table:table-cell table:style-name="ID0EAFBG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AFBG" table:formula="oooc:=IF([.C5]=&quot;no&quot;;&quot;&quot;;&quot;@JsonKey(includeIfNull: false)&quot;)" office:value-type="string">
            <text:p/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KHBG" table:formula="oooc:=CONCATENATE([.F5];CHAR(10);IF([.G5]=&quot;&quot;;&quot;&quot;;CONCATENATE([.G5];CHAR(10)));[.H5])" office:value-type="string">
            <text:p>/// (required) URL to the emoji image
final Uri url;</text:p>
          </table:table-cell>
          <table:table-cell table:style-name="ID0EAFBG"/>
          <table:table-cell table:style-name="ID0EA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5BFK">
          <table:table-cell table:style-name="ID0ERAAI"/>
          <table:table-cell table:style-name="ID0ERAAI"/>
          <table:table-cell table:style-name="ID0ERAAI"/>
          <table:table-cell table:style-name="ID0EEGBG"/>
          <table:table-cell table:style-name="ID0EEGBG"/>
          <table:table-cell table:style-name="ID0EA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AFBG" table:formula="oooc:=IF([.C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K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E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AFBG" table:formula="oooc:=IF([.C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K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G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A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K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I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A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K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K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AFBG" table:formula="oooc:=IF([.C1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K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M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AFBG" table:formula="oooc:=IF([.C1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K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O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AFBG" table:formula="oooc:=IF([.C1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K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Q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AFBG" table:formula="oooc:=IF([.C1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K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S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AFBG" table:formula="oooc:=IF([.C1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K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U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A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K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W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A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K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Y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A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K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2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A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K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4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A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K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6F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A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K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B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A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K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D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A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K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F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A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K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H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A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K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J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A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K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LG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A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K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N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A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K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P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A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K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R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A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K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T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A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K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U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A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W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A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K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YGK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A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K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0" table:number-rows-repeated="65535">
          <table:table-cell table:number-columns-repeated="256"/>
        </table:table-row>
      </table:table>
      <table:table table:name="Tags" table:style-name="ID0EJGDM">
        <table:table-column table:style-name="ID0EU2GK" table:default-cell-style-name="ID0E5AAI"/>
        <table:table-column table:style-name="ID0E22GK" table:default-cell-style-name="ID0E5AAI"/>
        <table:table-column table:style-name="ID0EC3GK" table:default-cell-style-name="ID0E5AAI"/>
        <table:table-column table:style-name="ID0EJ3GK" table:number-columns-repeated="2" table:default-cell-style-name="ID0E5AAI"/>
        <table:table-column table:style-name="ID0EQ3GK" table:number-columns-repeated="4" table:default-cell-style-name="ID0E5AAI"/>
        <table:table-column table:style-name="ID0EX3GK" table:number-columns-repeated="247" table:default-cell-style-name="ID0E5AAI"/>
        <table:table-column table:style-name="ID0E53GK" table:number-columns-repeated="0" table:default-cell-style-name="ID0E5AAI"/>
        <table:table-row xmlns:xdr="http://schemas.openxmlformats.org/drawingml/2006/spreadsheetDrawing" table:style-name="ID0EF4GK">
          <table:table-cell table:style-name="ID0EAFBG" office:value-type="string">
            <text:p>class name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field definitions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45GK">
          <table:table-cell table:style-name="ID0EAFBG" office:value-type="string">
            <text:p>Tag</text:p>
          </table:table-cell>
          <table:table-cell table:style-name="ID0EAFBG"/>
          <table:table-cell table:style-name="ID0EAFBG"/>
          <table:table-cell table:style-name="ID0EAFBG" office:value-type="string">
            <text:p>type</text:p>
          </table:table-cell>
          <table:table-cell table:style-name="ID0EAFBG"/>
          <table:table-cell table:style-name="ID0EAFBG" office:value-type="string">
            <text:p>comment part</text:p>
          </table:table-cell>
          <table:table-cell table:style-name="ID0EAFBG" office:value-type="string">
            <text:p>json annotation</text:p>
          </table:table-cell>
          <table:table-cell table:style-name="ID0EA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AFBG"/>
          <table:table-cell table:style-name="ID0EAFBG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5AHK">
          <table:table-cell office:value-type="string">
            <text:p>name</text:p>
          </table:table-cell>
          <table:table-cell office:value-type="string">
            <text:p>The hashtag, not including the preceding #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EGBG"/>
          <table:table-cell table:style-name="ID0EAFBG" table:formula="oooc:=CONCATENATE(&quot;/// &quot;;IF([.C3]=&quot;no&quot;;&quot;(required)&quot;;&quot;(optional)&quot;);&quot; &quot;;[.B3])" office:value-type="string">
            <text:p>/// (required) The hashtag, not including the preceding #</text:p>
          </table:table-cell>
          <table:table-cell table:style-name="ID0EA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KHBG" table:formula="oooc:=CONCATENATE([.F3];CHAR(10);IF([.G3]=&quot;&quot;;&quot;&quot;;CONCATENATE([.G3];CHAR(10)));[.H3])" office:value-type="string">
            <text:p>/// (required) The hashtag, not including the preceding #
final String name;</text:p>
          </table:table-cell>
          <table:table-cell table:style-name="ID0EAFBG"/>
          <table:table-cell table:style-name="ID0EAFBG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DDHK">
          <table:table-cell office:value-type="string">
            <text:p>url</text:p>
          </table:table-cell>
          <table:table-cell office:value-type="string">
            <text:p>The URL of the hashtag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4]=&quot;no&quot;;&quot;(required)&quot;;&quot;(optional)&quot;);&quot; &quot;;[.B4])" office:value-type="string">
            <text:p>/// (required) The URL of the hashtag</text:p>
          </table:table-cell>
          <table:table-cell table:style-name="ID0EA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Uri url;</text:p>
          </table:table-cell>
          <table:table-cell table:style-name="ID0EKHBG" table:formula="oooc:=CONCATENATE([.F4];CHAR(10);IF([.G4]=&quot;&quot;;&quot;&quot;;CONCATENATE([.G4];CHAR(10)));[.H4])" office:value-type="string">
            <text:p>/// (required) The URL of the hashtag
final Uri url;</text:p>
          </table:table-cell>
          <table:table-cell table:style-name="ID0EAFBG"/>
          <table:table-cell table:style-name="ID0EAFBG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IFHK">
          <table:table-cell table:number-columns-repeated="3"/>
          <table:table-cell table:style-name="ID0EEGBG"/>
          <table:table-cell table:style-name="ID0EEGBG"/>
          <table:table-cell table:style-name="ID0EAFBG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AFBG" table:formula="oooc:=IF([.C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KHBG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GHK">
          <table:table-cell table:style-name="ID0ERAAI"/>
          <table:table-cell table:style-name="ID0ERAAI"/>
          <table:table-cell table:style-name="ID0ERAAI"/>
          <table:table-cell table:style-name="ID0EEGBG"/>
          <table:table-cell table:style-name="ID0EEGBG"/>
          <table:table-cell table:style-name="ID0EA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AFBG" table:formula="oooc:=IF([.C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K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J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AFBG" table:formula="oooc:=IF([.C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K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L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A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K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N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A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K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P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AFBG" table:formula="oooc:=IF([.C1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K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R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AFBG" table:formula="oooc:=IF([.C1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K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T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AFBG" table:formula="oooc:=IF([.C1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K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V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AFBG" table:formula="oooc:=IF([.C1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K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X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AFBG" table:formula="oooc:=IF([.C1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K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Z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A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K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2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A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K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5HK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A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K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A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A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K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C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A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K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E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A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K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G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A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K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I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A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K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K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A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K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M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A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K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O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A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K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QA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A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K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S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A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K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U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A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K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W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A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K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Y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A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K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Z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A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2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A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K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4A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A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K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1" table:number-rows-repeated="65535">
          <table:table-cell table:number-columns-repeated="256"/>
        </table:table-row>
      </table:table>
      <table:table table:name="Application" table:style-name="ID0EOGDM">
        <table:table-column table:style-name="ID0EVABM" table:default-cell-style-name="ID0E5AAI"/>
        <table:table-column table:style-name="ID0E3ABM" table:default-cell-style-name="ID0E5AAI"/>
        <table:table-column table:style-name="ID0EDBBM" table:default-cell-style-name="ID0E5AAI"/>
        <table:table-column table:style-name="ID0EKBBM" table:number-columns-repeated="2" table:default-cell-style-name="ID0E5AAI"/>
        <table:table-column table:style-name="ID0ERBBM" table:number-columns-repeated="4" table:default-cell-style-name="ID0E5AAI"/>
        <table:table-column table:style-name="ID0EYBBM" table:number-columns-repeated="247" table:default-cell-style-name="ID0E5AAI"/>
        <table:table-column table:style-name="ID0E6BBM" table:number-columns-repeated="0" table:default-cell-style-name="ID0E5AAI"/>
        <table:table-row xmlns:xdr="http://schemas.openxmlformats.org/drawingml/2006/spreadsheetDrawing" table:style-name="ID0EGCBM">
          <table:table-cell office:value-type="string">
            <text:p>class name</text:p>
          </table:table-cell>
          <table:table-cell/>
          <table:table-cell/>
          <table:table-cell/>
          <table:table-cell table:style-name="ID0EAFBG"/>
          <table:table-cell table:style-name="ID0EAFBG" office:value-type="string">
            <text:p>field definitions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1DBM">
          <table:table-cell office:value-type="string">
            <text:p>Application</text:p>
          </table:table-cell>
          <table:table-cell/>
          <table:table-cell/>
          <table:table-cell office:value-type="string">
            <text:p>type</text:p>
          </table:table-cell>
          <table:table-cell table:style-name="ID0EAFBG"/>
          <table:table-cell table:style-name="ID0EAFBG" office:value-type="string">
            <text:p>comment part</text:p>
          </table:table-cell>
          <table:table-cell table:style-name="ID0EAFBG" office:value-type="string">
            <text:p>json annotation</text:p>
          </table:table-cell>
          <table:table-cell table:style-name="ID0EA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AFBG"/>
          <table:table-cell table:style-name="ID0EAFBG" table:formula="oooc:=CONCATENATE([.A2];&quot;({&quot;)" office:value-type="string">
            <text:p>Application({</text:p>
          </table:table-cell>
          <table:table-cell table:number-columns-repeated="245"/>
        </table:table-row>
        <table:table-row xmlns:xdr="http://schemas.openxmlformats.org/drawingml/2006/spreadsheetDrawing" table:style-name="ID0EXFBM">
          <table:table-cell office:value-type="string">
            <text:p>name</text:p>
          </table:table-cell>
          <table:table-cell office:value-type="string">
            <text:p>Name of the app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EGBG"/>
          <table:table-cell table:style-name="ID0EAFBG" table:formula="oooc:=CONCATENATE(&quot;/// &quot;;IF([.C3]=&quot;no&quot;;&quot;(required)&quot;;&quot;(optional)&quot;);&quot; &quot;;[.B3])" office:value-type="string">
            <text:p>/// (required) Name of the app</text:p>
          </table:table-cell>
          <table:table-cell table:style-name="ID0EA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KHBG" table:formula="oooc:=CONCATENATE([.F3];CHAR(10);IF([.G3]=&quot;&quot;;&quot;&quot;;CONCATENATE([.G3];CHAR(10)));[.H3])" office:value-type="string">
            <text:p>/// (required) Name of the app
final String name;</text:p>
          </table:table-cell>
          <table:table-cell table:style-name="ID0EAFBG"/>
          <table:table-cell table:style-name="ID0EAFBG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3HBM">
          <table:table-cell office:value-type="string">
            <text:p>website</text:p>
          </table:table-cell>
          <table:table-cell office:value-type="string">
            <text:p>Homepage URL of the app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4]=&quot;no&quot;;&quot;(required)&quot;;&quot;(optional)&quot;);&quot; &quot;;[.B4])" office:value-type="string">
            <text:p>/// (optional) Homepage URL of the app</text:p>
          </table:table-cell>
          <table:table-cell table:style-name="ID0EAFBG" table:formula="oooc:=IF([.C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      Uri website;</text:p>
          </table:table-cell>
          <table:table-cell table:style-name="ID0EKHBG" table:formula="oooc:=CONCATENATE([.F4];CHAR(10);IF([.G4]=&quot;&quot;;&quot;&quot;;CONCATENATE([.G4];CHAR(10)));[.H4])" office:value-type="string">
            <text:p>/// (optional) Homepage URL of the app
@JsonKey(includeIfNull: false)
      Uri website;</text:p>
          </table:table-cell>
          <table:table-cell table:style-name="ID0EAFBG"/>
          <table:table-cell table:style-name="ID0EAFBG" table:formula="oooc:=CONCATENATE(&quot;this.&quot;;[.A4];IF([.C4]=&quot;no&quot;;&quot;&quot;;&quot; = null&quot;);&quot;;&quot;)" office:value-type="string">
            <text:p>this.website = null,</text:p>
          </table:table-cell>
          <table:table-cell table:number-columns-repeated="245"/>
        </table:table-row>
        <table:table-row xmlns:xdr="http://schemas.openxmlformats.org/drawingml/2006/spreadsheetDrawing" table:style-name="ID0ECKBM">
          <table:table-cell table:number-columns-repeated="3"/>
          <table:table-cell/>
          <table:table-cell table:style-name="ID0EEGBG"/>
          <table:table-cell table:style-name="ID0EAFBG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AFBG" table:formula="oooc:=IF([.C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KHBG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LBM">
          <table:table-cell table:style-name="ID0ERAAI"/>
          <table:table-cell table:style-name="ID0ERAAI"/>
          <table:table-cell table:style-name="ID0ERAAI"/>
          <table:table-cell table:style-name="ID0EEGBG"/>
          <table:table-cell table:style-name="ID0EEGBG"/>
          <table:table-cell table:style-name="ID0EA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AFBG" table:formula="oooc:=IF([.C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K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N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AFBG" table:formula="oooc:=IF([.C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K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P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A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K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S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A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K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U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AFBG" table:formula="oooc:=IF([.C1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K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W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AFBG" table:formula="oooc:=IF([.C1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K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Y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AFBG" table:formula="oooc:=IF([.C1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K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1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AFBG" table:formula="oooc:=IF([.C1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K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3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AFBG" table:formula="oooc:=IF([.C1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K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5B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A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K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A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A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K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C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A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K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E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A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K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G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A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K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J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A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K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L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A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K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N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A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K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P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A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K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R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A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K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T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A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K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VCM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A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K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XC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A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K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ZC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A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K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2C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A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K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3C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A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K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5C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A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AD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A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K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CDM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A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K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2" table:number-rows-repeated="65535">
          <table:table-cell table:number-columns-repeated="256"/>
        </table:table-row>
      </table:table>
      <table:table table:name="Attachment" table:style-name="ID0ETGDM">
        <table:table-column table:style-name="ID0EBGAC" table:default-cell-style-name="ID0E5AAI"/>
        <table:table-column table:style-name="ID0EIGAC" table:default-cell-style-name="ID0E5AAI"/>
        <table:table-column table:style-name="ID0EPGAC" table:default-cell-style-name="ID0E5AAI"/>
        <table:table-column table:style-name="ID0EWGAC" table:number-columns-repeated="2" table:default-cell-style-name="ID0E5AAI"/>
        <table:table-column table:style-name="ID0E4GAC" table:number-columns-repeated="4" table:default-cell-style-name="ID0E5AAI"/>
        <table:table-column table:style-name="ID0EEHAC" table:number-columns-repeated="247" table:default-cell-style-name="ID0E5AAI"/>
        <table:table-column table:style-name="ID0ELHAC" table:number-columns-repeated="0" table:default-cell-style-name="ID0E5AAI"/>
        <table:table-row xmlns:xdr="http://schemas.openxmlformats.org/drawingml/2006/spreadsheetDrawing" table:style-name="ID0ESHAC">
          <table:table-cell office:value-type="string">
            <text:p>class name</text:p>
          </table:table-cell>
          <table:table-cell table:number-columns-repeated="3"/>
          <table:table-cell table:style-name="ID0EAFBG"/>
          <table:table-cell table:style-name="ID0EAFBG" office:value-type="string">
            <text:p>field definitions</text:p>
          </table:table-cell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4IAC">
          <table:table-cell office:value-type="string">
            <text:p>Attachment</text:p>
          </table:table-cell>
          <table:table-cell table:number-columns-repeated="2"/>
          <table:table-cell office:value-type="string">
            <text:p>type</text:p>
          </table:table-cell>
          <table:table-cell table:style-name="ID0EAFBG"/>
          <table:table-cell table:style-name="ID0EAFBG" office:value-type="string">
            <text:p>comment part</text:p>
          </table:table-cell>
          <table:table-cell table:style-name="ID0EAFBG" office:value-type="string">
            <text:p>json annotation</text:p>
          </table:table-cell>
          <table:table-cell table:style-name="ID0EAFBG" office:value-type="string">
            <text:p>variable part</text:p>
          </table:table-cell>
          <table:table-cell table:style-name="ID0E5GBG" office:value-type="string">
            <text:p>COMBINED</text:p>
          </table:table-cell>
          <table:table-cell table:style-name="ID0EAFBG"/>
          <table:table-cell table:style-name="ID0EAFBG" table:formula="oooc:=CONCATENATE([.A2];&quot;({&quot;)" office:value-type="string">
            <text:p>Attachment({</text:p>
          </table:table-cell>
          <table:table-cell table:number-columns-repeated="245"/>
        </table:table-row>
        <table:table-row xmlns:xdr="http://schemas.openxmlformats.org/drawingml/2006/spreadsheetDrawing" table:style-name="ID0EUKAC">
          <table:table-cell office:value-type="string">
            <text:p>id</text:p>
          </table:table-cell>
          <table:table-cell office:value-type="string">
            <text:p>ID of the attachment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EGBG"/>
          <table:table-cell table:style-name="ID0EAFBG" table:formula="oooc:=CONCATENATE(&quot;/// &quot;;IF([.C3]=&quot;no&quot;;&quot;(required)&quot;;&quot;(optional)&quot;);&quot; &quot;;[.B3])" office:value-type="string">
            <text:p>/// (required) ID of the attachment</text:p>
          </table:table-cell>
          <table:table-cell table:style-name="ID0EAFBG" table:formula="oooc:=IF([.C3]=&quot;no&quot;;&quot;&quot;;&quot;@JsonKey(includeIfNull: false)&quot;)" office:value-type="string">
            <text:p/>
          </table:table-cell>
          <table:table-cell table:style-name="ID0EA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KHBG" table:formula="oooc:=CONCATENATE([.F3];CHAR(10);IF([.G3]=&quot;&quot;;&quot;&quot;;CONCATENATE([.G3];CHAR(10)));[.H3])" office:value-type="string">
            <text:p>/// (required) ID of the attachment
final String id;</text:p>
          </table:table-cell>
          <table:table-cell table:style-name="ID0EAFBG"/>
          <table:table-cell table:style-name="ID0EA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ZMAC">
          <table:table-cell office:value-type="string">
            <text:p>type</text:p>
          </table:table-cell>
          <table:table-cell office:value-type="string">
            <text:p>One of: "image", "video", "gifv", "unknown"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EGBG"/>
          <table:table-cell table:style-name="ID0EAFBG" table:formula="oooc:=CONCATENATE(&quot;/// &quot;;IF([.C4]=&quot;no&quot;;&quot;(required)&quot;;&quot;(optional)&quot;);&quot; &quot;;[.B4])" office:value-type="string">
            <text:p>/// (required) One of: "image", "video", "gifv", "unknown"</text:p>
          </table:table-cell>
          <table:table-cell table:style-name="ID0EAFBG" table:formula="oooc:=IF([.C4]=&quot;no&quot;;&quot;&quot;;&quot;@JsonKey(includeIfNull: false)&quot;)" office:value-type="string">
            <text:p/>
          </table:table-cell>
          <table:table-cell table:style-name="ID0EAFBG" table:formula="oooc:=CONCATENATE(IF([.C4]=&quot;no&quot;;&quot;final&quot;;&quot;     &quot;);&quot; &quot;;[.D4];&quot; &quot;;[.A4];&quot;;&quot;)" office:value-type="string">
            <text:p>final String type;</text:p>
          </table:table-cell>
          <table:table-cell table:style-name="ID0EKHBG" table:formula="oooc:=CONCATENATE([.F4];CHAR(10);IF([.G4]=&quot;&quot;;&quot;&quot;;CONCATENATE([.G4];CHAR(10)));[.H4])" office:value-type="string">
            <text:p>/// (required) One of: "image", "video", "gifv", "unknown"
final String type;</text:p>
          </table:table-cell>
          <table:table-cell table:style-name="ID0EAFBG"/>
          <table:table-cell table:style-name="ID0EAFBG" table:formula="oooc:=CONCATENATE(&quot;this.&quot;;[.A4];IF([.C4]=&quot;no&quot;;&quot;&quot;;&quot; = null&quot;);&quot;;&quot;)" office:value-type="string">
            <text:p>this.type,</text:p>
          </table:table-cell>
          <table:table-cell table:number-columns-repeated="245"/>
        </table:table-row>
        <table:table-row xmlns:xdr="http://schemas.openxmlformats.org/drawingml/2006/spreadsheetDrawing" table:style-name="ID0E5OAC">
          <table:table-cell office:value-type="string">
            <text:p>url</text:p>
          </table:table-cell>
          <table:table-cell office:value-type="string">
            <text:p>URL of the locally hosted version of the image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5]=&quot;no&quot;;&quot;(required)&quot;;&quot;(optional)&quot;);&quot; &quot;;[.B5])" office:value-type="string">
            <text:p>/// (required) URL of the locally hosted version of the image</text:p>
          </table:table-cell>
          <table:table-cell table:style-name="ID0EAFBG" table:formula="oooc:=IF([.C5]=&quot;no&quot;;&quot;&quot;;&quot;@JsonKey(includeIfNull: false)&quot;)" office:value-type="string">
            <text:p/>
          </table:table-cell>
          <table:table-cell table:style-name="ID0EA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KHBG" table:formula="oooc:=CONCATENATE([.F5];CHAR(10);IF([.G5]=&quot;&quot;;&quot;&quot;;CONCATENATE([.G5];CHAR(10)));[.H5])" office:value-type="string">
            <text:p>/// (required) URL of the locally hosted version of the image
final Uri url;</text:p>
          </table:table-cell>
          <table:table-cell table:style-name="ID0EAFBG"/>
          <table:table-cell table:style-name="ID0EA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EBAE">
          <table:table-cell office:value-type="string">
            <text:p>remote_url</text:p>
          </table:table-cell>
          <table:table-cell office:value-type="string">
            <text:p>For remote images, the remote URL of the original image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6]=&quot;no&quot;;&quot;(required)&quot;;&quot;(optional)&quot;);&quot; &quot;;[.B6])" office:value-type="string">
            <text:p>/// (optional) For remote images, the remote URL of the original image</text:p>
          </table:table-cell>
          <table:table-cell table:style-name="ID0EAFBG" table:formula="oooc:=IF([.C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6]=&quot;no&quot;;&quot;final&quot;;&quot;     &quot;);&quot; &quot;;[.D6];&quot; &quot;;[.A6];&quot;;&quot;)" office:value-type="string">
            <text:p>      Uri remote_url;</text:p>
          </table:table-cell>
          <table:table-cell table:style-name="ID0EKHBG" table:formula="oooc:=CONCATENATE([.F6];CHAR(10);IF([.G6]=&quot;&quot;;&quot;&quot;;CONCATENATE([.G6];CHAR(10)));[.H6])" office:value-type="string">
            <text:p>/// (optional) For remote images, the remote URL of the original image
@JsonKey(includeIfNull: false)
      Uri remote_url;</text:p>
          </table:table-cell>
          <table:table-cell table:style-name="ID0EAFBG"/>
          <table:table-cell table:style-name="ID0EAFBG" table:formula="oooc:=CONCATENATE(&quot;this.&quot;;[.A6];IF([.C6]=&quot;no&quot;;&quot;&quot;;&quot; = null&quot;);&quot;;&quot;)" office:value-type="string">
            <text:p>this.remote_url = null,</text:p>
          </table:table-cell>
          <table:table-cell table:number-columns-repeated="245"/>
        </table:table-row>
        <table:table-row xmlns:xdr="http://schemas.openxmlformats.org/drawingml/2006/spreadsheetDrawing" table:style-name="ID0EKDAE">
          <table:table-cell office:value-type="string">
            <text:p>preview_url</text:p>
          </table:table-cell>
          <table:table-cell office:value-type="string">
            <text:p>URL of the preview image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7]=&quot;no&quot;;&quot;(required)&quot;;&quot;(optional)&quot;);&quot; &quot;;[.B7])" office:value-type="string">
            <text:p>/// (required) URL of the preview image</text:p>
          </table:table-cell>
          <table:table-cell table:style-name="ID0EAFBG" table:formula="oooc:=IF([.C7]=&quot;no&quot;;&quot;&quot;;&quot;@JsonKey(includeIfNull: false)&quot;)" office:value-type="string">
            <text:p/>
          </table:table-cell>
          <table:table-cell table:style-name="ID0EAFBG" table:formula="oooc:=CONCATENATE(IF([.C7]=&quot;no&quot;;&quot;final&quot;;&quot;     &quot;);&quot; &quot;;[.D7];&quot; &quot;;[.A7];&quot;;&quot;)" office:value-type="string">
            <text:p>final Uri preview_url;</text:p>
          </table:table-cell>
          <table:table-cell table:style-name="ID0EKHBG" table:formula="oooc:=CONCATENATE([.F7];CHAR(10);IF([.G7]=&quot;&quot;;&quot;&quot;;CONCATENATE([.G7];CHAR(10)));[.H7])" office:value-type="string">
            <text:p>/// (required) URL of the preview image
final Uri preview_url;</text:p>
          </table:table-cell>
          <table:table-cell table:style-name="ID0EAFBG"/>
          <table:table-cell table:style-name="ID0EAFBG" table:formula="oooc:=CONCATENATE(&quot;this.&quot;;[.A7];IF([.C7]=&quot;no&quot;;&quot;&quot;;&quot; = null&quot;);&quot;;&quot;)" office:value-type="string">
            <text:p>this.preview_url,</text:p>
          </table:table-cell>
          <table:table-cell table:number-columns-repeated="245"/>
        </table:table-row>
        <table:table-row xmlns:xdr="http://schemas.openxmlformats.org/drawingml/2006/spreadsheetDrawing" table:style-name="ID0EPFAE">
          <table:table-cell office:value-type="string">
            <text:p>text_url</text:p>
          </table:table-cell>
          <table:table-cell office:value-type="string">
            <text:p>Shorter URL for the image, for insertion into text (only present on local images)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EGBG"/>
          <table:table-cell table:style-name="ID0EAFBG" table:formula="oooc:=CONCATENATE(&quot;/// &quot;;IF([.C8]=&quot;no&quot;;&quot;(required)&quot;;&quot;(optional)&quot;);&quot; &quot;;[.B8])" office:value-type="string">
            <text:p>/// (optional) Shorter URL for the image, for insertion into text (only present on local images)</text:p>
          </table:table-cell>
          <table:table-cell table:style-name="ID0EAFBG" table:formula="oooc:=IF([.C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8]=&quot;no&quot;;&quot;final&quot;;&quot;     &quot;);&quot; &quot;;[.D8];&quot; &quot;;[.A8];&quot;;&quot;)" office:value-type="string">
            <text:p>      Uri text_url;</text:p>
          </table:table-cell>
          <table:table-cell table:style-name="ID0EKHBG" table:formula="oooc:=CONCATENATE([.F8];CHAR(10);IF([.G8]=&quot;&quot;;&quot;&quot;;CONCATENATE([.G8];CHAR(10)));[.H8])" office:value-type="string">
            <text:p>/// (optional) Shorter URL for the image, for insertion into text (only present on local images)
@JsonKey(includeIfNull: false)
      Uri text_url;</text:p>
          </table:table-cell>
          <table:table-cell table:style-name="ID0EAFBG"/>
          <table:table-cell table:style-name="ID0EAFBG" table:formula="oooc:=CONCATENATE(&quot;this.&quot;;[.A8];IF([.C8]=&quot;no&quot;;&quot;&quot;;&quot; = null&quot;);&quot;;&quot;)" office:value-type="string">
            <text:p>this.text_url = null,</text:p>
          </table:table-cell>
          <table:table-cell table:number-columns-repeated="245"/>
        </table:table-row>
        <table:table-row xmlns:xdr="http://schemas.openxmlformats.org/drawingml/2006/spreadsheetDrawing" table:style-name="ID0EVHAE">
          <table:table-cell office:value-type="string">
            <text:p>meta</text:p>
          </table:table-cell>
          <table:table-cell office:value-type="string">
            <text:p>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office:value-type="string">
            <text:p>yes</text:p>
          </table:table-cell>
          <table:table-cell office:value-type="string">
            <text:p>dynamic</text:p>
          </table:table-cell>
          <table:table-cell table:style-name="ID0EEGBG"/>
          <table:table-cell table:style-name="ID0EAFBG" table:formula="oooc:=CONCATENATE(&quot;/// &quot;;IF([.C9]=&quot;no&quot;;&quot;(required)&quot;;&quot;(optional)&quot;);&quot; &quot;;[.B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table:style-name="ID0EAFBG" table:formula="oooc:=IF([.C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9]=&quot;no&quot;;&quot;final&quot;;&quot;     &quot;);&quot; &quot;;[.D9];&quot; &quot;;[.A9];&quot;;&quot;)" office:value-type="string">
            <text:p>      dynamic meta;</text:p>
          </table:table-cell>
          <table:table-cell table:style-name="ID0EKHBG" table:formula="oooc:=CONCATENATE([.F9];CHAR(10);IF([.G9]=&quot;&quot;;&quot;&quot;;CONCATENATE([.G9];CHAR(10)));[.H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
@JsonKey(includeIfNull: false)
      dynamic meta;</text:p>
          </table:table-cell>
          <table:table-cell table:style-name="ID0EAFBG"/>
          <table:table-cell table:style-name="ID0EAFBG" table:formula="oooc:=CONCATENATE(&quot;this.&quot;;[.A9];IF([.C9]=&quot;no&quot;;&quot;&quot;;&quot; = null&quot;);&quot;;&quot;)" office:value-type="string">
            <text:p>this.meta = null,</text:p>
          </table:table-cell>
          <table:table-cell table:number-columns-repeated="245"/>
        </table:table-row>
        <table:table-row xmlns:xdr="http://schemas.openxmlformats.org/drawingml/2006/spreadsheetDrawing" table:style-name="ID0E2JAE">
          <table:table-cell office:value-type="string">
            <text:p>description</text:p>
          </table:table-cell>
          <table:table-cell office:value-type="string">
            <text:p>A description of the image for the visually impaired (maximum 420 characters), or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table:style-name="ID0EEGBG"/>
          <table:table-cell table:style-name="ID0EAFBG" table:formula="oooc:=CONCATENATE(&quot;/// &quot;;IF([.C10]=&quot;no&quot;;&quot;(required)&quot;;&quot;(optional)&quot;);&quot; &quot;;[.B10])" office:value-type="string">
            <text:p>/// (optional) A description of the image for the visually impaired (maximum 420 characters), or</text:p>
          </table:table-cell>
          <table:table-cell table:style-name="ID0EAFBG" table:formula="oooc:=IF([.C1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0]=&quot;no&quot;;&quot;final&quot;;&quot;     &quot;);&quot; &quot;;[.D10];&quot; &quot;;[.A10];&quot;;&quot;)" office:value-type="string">
            <text:p>      String description;</text:p>
          </table:table-cell>
          <table:table-cell table:style-name="ID0EKHBG" table:formula="oooc:=CONCATENATE([.F10];CHAR(10);IF([.G10]=&quot;&quot;;&quot;&quot;;CONCATENATE([.G10];CHAR(10)));[.H10])" office:value-type="string">
            <text:p>/// (optional) A description of the image for the visually impaired (maximum 420 characters), or
@JsonKey(includeIfNull: false)
      String description;</text:p>
          </table:table-cell>
          <table:table-cell table:style-name="ID0EAFBG"/>
          <table:table-cell table:style-name="ID0EAFBG" table:formula="oooc:=CONCATENATE(&quot;this.&quot;;[.A10];IF([.C10]=&quot;no&quot;;&quot;&quot;;&quot; = null&quot;);&quot;;&quot;)" office:value-type="string">
            <text:p>this.description = null,</text:p>
          </table:table-cell>
          <table:table-cell table:number-columns-repeated="245"/>
        </table:table-row>
        <table:table-row xmlns:xdr="http://schemas.openxmlformats.org/drawingml/2006/spreadsheetDrawing" table:style-name="ID0EBM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AFBG" table:formula="oooc:=IF([.C1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K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O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AFBG" table:formula="oooc:=IF([.C1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K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Q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AFBG" table:formula="oooc:=IF([.C1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K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S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AFBG" table:formula="oooc:=IF([.C1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K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U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AFBG" table:formula="oooc:=IF([.C1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K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W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AFBG" table:formula="oooc:=IF([.C1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K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Y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AFBG" table:formula="oooc:=IF([.C1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K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1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AFBG" table:formula="oooc:=IF([.C1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K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3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AFBG" table:formula="oooc:=IF([.C1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K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5AE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AFBG" table:formula="oooc:=IF([.C2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K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B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AFBG" table:formula="oooc:=IF([.C2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K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D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AFBG" table:formula="oooc:=IF([.C2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K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F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AFBG" table:formula="oooc:=IF([.C2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K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H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AFBG" table:formula="oooc:=IF([.C24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K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J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AFBG" table:formula="oooc:=IF([.C25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K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LAG"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EGBG"/>
          <table:table-cell table:style-name="ID0EA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AFBG" table:formula="oooc:=IF([.C26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K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AFBG"/>
          <table:table-cell table:style-name="ID0EA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N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AFBG" table:formula="oooc:=IF([.C27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K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KP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AFBG" table:formula="oooc:=IF([.C28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K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CR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AFBG" table:formula="oooc:=IF([.C29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K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1S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AFBG" table:formula="oooc:=IF([.C30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K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SU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AFBG" table:formula="oooc:=IF([.C31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KW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AFBG" table:formula="oooc:=IF([.C32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K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CYAG"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/>
          <table:table-cell table:style-name="ID0EA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AFBG" table:formula="oooc:=IF([.C33]=&quot;no&quot;;&quot;&quot;;&quot;@JsonKey(includeIfNull: false)&quot;)" office:value-type="string">
            <text:p>@JsonKey(includeIfNull: false)</text:p>
          </table:table-cell>
          <table:table-cell table:style-name="ID0EA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K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4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LGA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VGAI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JHA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LMA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2MA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ZVAI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DWAI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1.3cm" fo:margin-bottom="1.3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4T12:22:55.896</meta:creation-date>
    <dc:creator xmlns:dc="http://purl.org/dc/elements/1.1/">ccwpc</dc:creator>
    <dc:date xmlns:dc="http://purl.org/dc/elements/1.1/">2018-05-14T13:04:43.365</dc:date>
    <meta:editing-cycles>30</meta:editing-cycles>
    <meta:document-statistic/>
  </office:meta>
</office:document-meta>
</file>